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office:font-face-decls>
  <office:automatic-styles>
    <style:style style:name="co1" style:family="table-column">
      <style:table-column-properties fo:break-before="auto" style:column-width="3.4398in"/>
    </style:style>
    <style:style style:name="co2" style:family="table-column">
      <style:table-column-properties fo:break-before="auto" style:column-width="1.9839in"/>
    </style:style>
    <style:style style:name="co3" style:family="table-column">
      <style:table-column-properties fo:break-before="auto" style:column-width="1.1134in"/>
    </style:style>
    <style:style style:name="co4" style:family="table-column">
      <style:table-column-properties fo:break-before="auto" style:column-width="5.6437in"/>
    </style:style>
    <style:style style:name="co5" style:family="table-column">
      <style:table-column-properties fo:break-before="auto" style:column-width="4.6634in"/>
    </style:style>
    <style:style style:name="co6" style:family="table-column">
      <style:table-column-properties fo:break-before="auto" style:column-width="0.889in"/>
    </style:style>
    <style:style style:name="ro1" style:family="table-row">
      <style:table-row-properties style:row-height="1.7827in" fo:break-before="auto" style:use-optimal-row-height="true"/>
    </style:style>
    <style:style style:name="ro2" style:family="table-row">
      <style:table-row-properties style:row-height="0.6839in" fo:break-before="auto" style:use-optimal-row-height="true"/>
    </style:style>
    <style:style style:name="ro3" style:family="table-row">
      <style:table-row-properties style:row-height="0.5492in" fo:break-before="auto" style:use-optimal-row-height="true"/>
    </style:style>
    <style:style style:name="ro4" style:family="table-row">
      <style:table-row-properties style:row-height="0.8598in" fo:break-before="auto" style:use-optimal-row-height="false"/>
    </style:style>
    <style:style style:name="ro5" style:family="table-row">
      <style:table-row-properties style:row-height="1.4299in" fo:break-before="auto" style:use-optimal-row-height="true"/>
    </style:style>
    <style:style style:name="ro6" style:family="table-row">
      <style:table-row-properties style:row-height="0.8807in" fo:break-before="auto" style:use-optimal-row-height="false"/>
    </style:style>
    <style:style style:name="ro7" style:family="table-row">
      <style:table-row-properties style:row-height="1.3055in" fo:break-before="auto" style:use-optimal-row-height="false"/>
    </style:style>
    <style:style style:name="ro8" style:family="table-row">
      <style:table-row-properties style:row-height="1.2535in" fo:break-before="auto" style:use-optimal-row-height="false"/>
    </style:style>
    <style:style style:name="ro9" style:family="table-row">
      <style:table-row-properties style:row-height="0.8909in" fo:break-before="auto" style:use-optimal-row-height="false"/>
    </style:style>
    <style:style style:name="ro10" style:family="table-row">
      <style:table-row-properties style:row-height="1.1917in" fo:break-before="auto" style:use-optimal-row-height="true"/>
    </style:style>
    <style:style style:name="ro11" style:family="table-row">
      <style:table-row-properties style:row-height="6.0425in" fo:break-before="auto" style:use-optimal-row-height="true"/>
    </style:style>
    <style:style style:name="ro12" style:family="table-row">
      <style:table-row-properties style:row-height="1.6146in" fo:break-before="auto" style:use-optimal-row-height="false"/>
    </style:style>
    <style:style style:name="ro13" style:family="table-row">
      <style:table-row-properties style:row-height="0.7252in" fo:break-before="auto" style:use-optimal-row-height="true"/>
    </style:style>
    <style:style style:name="ro14" style:family="table-row">
      <style:table-row-properties style:row-height="0.1965in" fo:break-before="auto" style:use-optimal-row-height="true"/>
    </style:style>
    <style:style style:name="ro15" style:family="table-row">
      <style:table-row-properties style:row-height="0.7043in" fo:break-before="auto" style:use-optimal-row-height="true"/>
    </style:style>
    <style:style style:name="ro16" style:family="table-row">
      <style:table-row-properties style:row-height="3.1508in" fo:break-before="auto" style:use-optimal-row-height="true"/>
    </style:style>
    <style:style style:name="ro17" style:family="table-row">
      <style:table-row-properties style:row-height="1.202in" fo:break-before="auto" style:use-optimal-row-height="false"/>
    </style:style>
    <style:style style:name="ro18" style:family="table-row">
      <style:table-row-properties style:row-height="0.3835in" fo:break-before="auto" style:use-optimal-row-height="false"/>
    </style:style>
    <style:style style:name="ro19" style:family="table-row">
      <style:table-row-properties style:row-height="0.4453in" fo:break-before="auto" style:use-optimal-row-height="false"/>
    </style:style>
    <style:style style:name="ro20" style:family="table-row">
      <style:table-row-properties style:row-height="0.4146in" fo:break-before="auto" style:use-optimal-row-height="false"/>
    </style:style>
    <style:style style:name="ro21" style:family="table-row">
      <style:table-row-properties style:row-height="0.4866in" fo:break-before="auto" style:use-optimal-row-height="false"/>
    </style:style>
    <style:style style:name="ro22" style:family="table-row">
      <style:table-row-properties style:row-height="0.6839in" fo:break-before="auto" style:use-optimal-row-height="false"/>
    </style:style>
    <style:style style:name="ro23" style:family="table-row">
      <style:table-row-properties style:row-height="0.4043in" fo:break-before="auto" style:use-optimal-row-height="false"/>
    </style:style>
    <style:style style:name="ro24" style:family="table-row">
      <style:table-row-properties style:row-height="0.7252in" fo:break-before="auto" style:use-optimal-row-height="false"/>
    </style:style>
    <style:style style:name="ro25" style:family="table-row">
      <style:table-row-properties style:row-height="1.3882in" fo:break-before="auto" style:use-optimal-row-height="false"/>
    </style:style>
    <style:style style:name="ro26" style:family="table-row">
      <style:table-row-properties style:row-height="0.8807in" fo:break-before="auto" style:use-optimal-row-height="true"/>
    </style:style>
    <style:style style:name="ro27" style:family="table-row">
      <style:table-row-properties style:row-height="0.3728in" fo:break-before="auto" style:use-optimal-row-height="true"/>
    </style:style>
    <style:style style:name="ro28" style:family="table-row">
      <style:table-row-properties style:row-height="0.2173in" fo:break-before="auto" style:use-optimal-row-height="false"/>
    </style:style>
    <style:style style:name="ro29" style:family="table-row">
      <style:table-row-properties style:row-height="1.0673in" fo:break-before="auto" style:use-optimal-row-height="false"/>
    </style:style>
    <style:style style:name="ro30" style:family="table-row">
      <style:table-row-properties style:row-height="0.839in" fo:break-before="auto" style:use-optimal-row-height="true"/>
    </style:style>
    <style:style style:name="ro31" style:family="table-row">
      <style:table-row-properties style:row-height="2.498in" fo:break-before="auto" style:use-optimal-row-height="true"/>
    </style:style>
    <style:style style:name="ro32" style:family="table-row">
      <style:table-row-properties style:row-height="0.839in" fo:break-before="auto" style:use-optimal-row-height="false"/>
    </style:style>
    <style:style style:name="ro33" style:family="table-row">
      <style:table-row-properties style:row-height="1.3575in" fo:break-before="auto" style:use-optimal-row-height="false"/>
    </style:style>
    <style:style style:name="ro34" style:family="table-row">
      <style:table-row-properties style:row-height="0.611in" fo:break-before="auto" style:use-optimal-row-height="false"/>
    </style:style>
    <style:style style:name="ro35" style:family="table-row">
      <style:table-row-properties style:row-height="1.2535in" fo:break-before="auto" style:use-optimal-row-height="true"/>
    </style:style>
    <style:style style:name="ro36" style:family="table-row">
      <style:table-row-properties style:row-height="2.85in" fo:break-before="auto" style:use-optimal-row-height="true"/>
    </style:style>
    <style:style style:name="ro37" style:family="table-row">
      <style:table-row-properties style:row-height="1.0728in" fo:break-before="auto" style:use-optimal-row-height="false"/>
    </style:style>
    <style:style style:name="ro38" style:family="table-row">
      <style:table-row-properties style:row-height="0.8598in" fo:break-before="auto" style:use-optimal-row-height="true"/>
    </style:style>
    <style:style style:name="ro39" style:family="table-row">
      <style:table-row-properties style:row-height="1.7618in" fo:break-before="auto" style:use-optimal-row-height="true"/>
    </style:style>
    <style:style style:name="ro40" style:family="table-row">
      <style:table-row-properties style:row-height="0.539in" fo:break-before="auto" style:use-optimal-row-height="false"/>
    </style:style>
    <style:style style:name="ro41" style:family="table-row">
      <style:table-row-properties style:row-height="0.8236in" fo:break-before="auto" style:use-optimal-row-height="false"/>
    </style:style>
    <style:style style:name="ro42" style:family="table-row">
      <style:table-row-properties style:row-height="1.0362in" fo:break-before="auto" style:use-optimal-row-height="true"/>
    </style:style>
    <style:style style:name="ro43" style:family="table-row">
      <style:table-row-properties style:row-height="1.5in" fo:break-before="auto" style:use-optimal-row-height="false"/>
    </style:style>
    <style:style style:name="ro44" style:family="table-row">
      <style:table-row-properties style:row-height="0.9327in" fo:break-before="auto" style:use-optimal-row-height="false"/>
    </style:style>
    <style:style style:name="ro45" style:family="table-row">
      <style:table-row-properties style:row-height="0.6634in" fo:break-before="auto" style:use-optimal-row-height="false"/>
    </style:style>
    <style:style style:name="ro46" style:family="table-row">
      <style:table-row-properties style:row-height="0.6043in" fo:break-before="auto" style:use-optimal-row-height="false"/>
    </style:style>
    <style:style style:name="ro47" style:family="table-row">
      <style:table-row-properties style:row-height="0.4661in" fo:break-before="auto" style:use-optimal-row-height="false"/>
    </style:style>
    <style:style style:name="ro48" style:family="table-row">
      <style:table-row-properties style:row-height="1.2126in" fo:break-before="auto" style:use-optimal-row-height="true"/>
    </style:style>
    <style:style style:name="ro49" style:family="table-row">
      <style:table-row-properties style:row-height="2.622in" fo:break-before="auto" style:use-optimal-row-height="true"/>
    </style:style>
    <style:style style:name="ro50" style:family="table-row">
      <style:table-row-properties style:row-height="0.7402in" fo:break-before="auto" style:use-optimal-row-height="false"/>
    </style:style>
    <style:style style:name="ro51" style:family="table-row">
      <style:table-row-properties style:row-height="0.9902in" fo:break-before="auto" style:use-optimal-row-height="false"/>
    </style:style>
    <style:style style:name="ro52" style:family="table-row">
      <style:table-row-properties style:row-height="9.2764in" fo:break-before="auto" style:use-optimal-row-height="true"/>
    </style:style>
    <style:style style:name="ro53" style:family="table-row">
      <style:table-row-properties style:row-height="8.4366in" fo:break-before="auto" style:use-optimal-row-height="true"/>
    </style:style>
    <style:style style:name="ro54" style:family="table-row">
      <style:table-row-properties style:row-height="0.7283in" fo:break-before="auto" style:use-optimal-row-height="false"/>
    </style:style>
    <style:style style:name="ro55" style:family="table-row">
      <style:table-row-properties style:row-height="1.5717in" fo:break-before="auto" style:use-optimal-row-height="false"/>
    </style:style>
    <style:style style:name="ro56" style:family="table-row">
      <style:table-row-properties style:row-height="4.2075in" fo:break-before="auto" style:use-optimal-row-height="true"/>
    </style:style>
    <style:style style:name="ro57" style:family="table-row">
      <style:table-row-properties style:row-height="2.2075in" fo:break-before="auto" style:use-optimal-row-height="true"/>
    </style:style>
    <style:style style:name="ro58" style:family="table-row">
      <style:table-row-properties style:row-height="0.728in" fo:break-before="auto" style:use-optimal-row-height="false"/>
    </style:style>
    <style:style style:name="ro59" style:family="table-row">
      <style:table-row-properties style:row-height="0.7701in" fo:break-before="auto" style:use-optimal-row-height="false"/>
    </style:style>
    <style:style style:name="ro60" style:family="table-row">
      <style:table-row-properties style:row-height="1.1902in" fo:break-before="auto" style:use-optimal-row-height="false"/>
    </style:style>
    <style:style style:name="ro61" style:family="table-row">
      <style:table-row-properties style:row-height="1.078in" fo:break-before="auto" style:use-optimal-row-height="true"/>
    </style:style>
    <style:style style:name="ro62" style:family="table-row">
      <style:table-row-properties style:row-height="0.8256in" fo:break-before="auto" style:use-optimal-row-height="false"/>
    </style:style>
    <style:style style:name="ro63" style:family="table-row">
      <style:table-row-properties style:row-height="1.2882in" fo:break-before="auto" style:use-optimal-row-height="false"/>
    </style:style>
    <style:style style:name="ro64" style:family="table-row">
      <style:table-row-properties style:row-height="0.5598in" fo:break-before="auto" style:use-optimal-row-height="false"/>
    </style:style>
    <style:style style:name="ro65" style:family="table-row">
      <style:table-row-properties style:row-height="0.6161in" fo:break-before="auto" style:use-optimal-row-height="false"/>
    </style:style>
    <style:style style:name="ro66" style:family="table-row">
      <style:table-row-properties style:row-height="0.5457in" fo:break-before="auto" style:use-optimal-row-height="false"/>
    </style:style>
    <style:style style:name="ro67" style:family="table-row">
      <style:table-row-properties style:row-height="0.2937in" fo:break-before="auto" style:use-optimal-row-height="false"/>
    </style:style>
    <style:style style:name="ro68" style:family="table-row">
      <style:table-row-properties style:row-height="0.1917in" fo:break-before="auto" style:use-optimal-row-height="true"/>
    </style:style>
    <style:style style:name="ro69" style:family="table-row">
      <style:table-row-properties style:row-height="0.2189in" fo:break-before="auto" style:use-optimal-row-height="false"/>
    </style:style>
    <style:style style:name="ro70" style:family="table-row">
      <style:table-row-properties style:row-height="0.178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color="#000000"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ext-properties fo:color="#000000"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automatic-find-labels="false" table:use-regular-expressions="false" table:use-wildcards="true"/>
      <table:table table:name="Sheet4"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number-columns-repeated="59" table:default-cell-style-name="Default"/>
        <table:table-row table:style-name="ro1">
          <table:table-cell table:style-name="ce1" office:value-type="string" calcext:value-type="string">
            <text:p>求人情報・会社説明資料を入手したら翻訳</text:p>
          </table:table-cell>
          <table:table-cell table:style-name="ce1" office:value-type="string" calcext:value-type="string">
            <text:p>開催日程・参加企業確定</text:p>
          </table:table-cell>
          <table:table-cell table:style-name="ce1" office:value-type="string" calcext:value-type="string">
            <text:p>Xseeds管理者</text:p>
          </table:table-cell>
          <table:table-cell table:style-name="ce1" office:value-type="string" calcext:value-type="string">
            <text:p>1. 入手方法：</text:p>
            <text:p>[SCP Admin画面]</text:p>
            <text:p>求人票：xseeds Hubイベント→企業→企業名にクリック→求人情報</text:p>
            <text:p>※イベントではなくマスターに入力する企業さんに対して、イベントの求人情報にコピーをして翻訳</text:p>
            <text:p>2. 説明資料アップ方法：</text:p>
            <text:p>[SCP Admin画面]</text:p>
            <text:p>説明資料：xseeds Hubイベント→企業→アップロード資料→翻訳したベトナム語版をアップロード</text:p>
            <text:p>注意点：翻訳〆切：応募開始の前日までに</text:p>
          </table:table-cell>
          <table:table-cell table:style-name="ce1" office:value-type="string" calcext:value-type="string">
            <text:p>・入手</text:p>
            <text:p>・説明資料アップ</text:p>
          </table:table-cell>
          <table:table-cell table:style-name="ce1" office:value-type="float" office:value="5" calcext:value-type="float">
            <text:p>5</text:p>
          </table:table-cell>
          <table:table-cell table:style-name="ce1" office:value-type="string" calcext:value-type="string">
            <text:p>時間</text:p>
          </table:table-cell>
          <table:table-cell table:style-name="ce1" office:value-type="string" calcext:value-type="string">
            <text:p>企業数</text:p>
          </table:table-cell>
          <table:table-cell table:style-name="ce16" table:number-columns-repeated="2"/>
          <table:table-cell table:number-columns-repeated="54"/>
        </table:table-row>
        <table:table-row table:style-name="ro2">
          <table:table-cell table:style-name="ce1" office:value-type="string" calcext:value-type="string">
            <text:p>選考ポイントまとめ、翻訳</text:p>
          </table:table-cell>
          <table:table-cell table:style-name="ce1" office:value-type="string" calcext:value-type="string">
            <text:p>開催日程・参加企業確定</text:p>
          </table:table-cell>
          <table:table-cell table:style-name="ce1" office:value-type="string" calcext:value-type="string">
            <text:p>Xseeds管理者</text:p>
          </table:table-cell>
          <table:table-cell table:style-name="ce1" office:value-type="string" calcext:value-type="string">
            <text:p>注意点：選考ポイントはSCPの企業のメモに記載される</text:p>
            <text:p>URL: 選考ポイント例</text:p>
            <text:p>https://docs.google.com/spreadsheets/d/1SMZuuNNOuvxZqkls4GoTe1jQIGBBCMNJjIEkSa2gFsg/edit#gid=736168</text:p>
          </table:table-cell>
          <table:table-cell table:style-name="ce1" office:value-type="string" calcext:value-type="string">
            <text:p>・共有された選考ポイントを翻訳し、面接練習予約シートに貼る</text:p>
            <text:p>・書類選考の通過結果が出たら選考ポイントを通過学生に共有</text:p>
          </table:table-cell>
          <table:table-cell table:style-name="ce1" office:value-type="float" office:value="4" calcext:value-type="float">
            <text:p>4</text:p>
          </table:table-cell>
          <table:table-cell table:style-name="ce1" office:value-type="string" calcext:value-type="string">
            <text:p>時間</text:p>
          </table:table-cell>
          <table:table-cell table:style-name="ce1" office:value-type="string" calcext:value-type="string">
            <text:p>企業数</text:p>
          </table:table-cell>
          <table:table-cell table:number-columns-repeated="56"/>
        </table:table-row>
        <table:table-row table:style-name="ro3">
          <table:table-cell table:style-name="ce1" office:value-type="string" calcext:value-type="string">
            <text:p>SCPでxseeds Hubイベントを作成</text:p>
          </table:table-cell>
          <table:table-cell table:style-name="ce1" office:value-type="string" calcext:value-type="string">
            <text:p>開催日程・参加企業確定</text:p>
          </table:table-cell>
          <table:table-cell table:style-name="ce1" office:value-type="string" calcext:value-type="string">
            <text:p>Xseeds管理者</text:p>
          </table:table-cell>
          <table:table-cell table:style-name="ce1" office:value-type="string" calcext:value-type="string">
            <text:p>注意点：イベントの名前付けルール：20XX年XX月　Sun Asterisk 選考会</text:p>
            <text:p>参考URL: Admin SCP</text:p>
            <text:p>https://scp-admin.sun-asterisk.com/#/job-fairs/63/basic/</text:p>
          </table:table-cell>
          <table:table-cell table:style-name="ce1" office:value-type="string" calcext:value-type="string">
            <text:p>・日程選択を確認</text:p>
            <text:p>・内定誓約書・通知書テンプレートをアップロードを確認</text:p>
            <text:p>・ガイドブック更新を確認</text:p>
          </table:table-cell>
          <table:table-cell table:style-name="ce1" office:value-type="float" office:value="1" calcext:value-type="float">
            <text:p>1</text:p>
          </table:table-cell>
          <table:table-cell table:style-name="ce1" office:value-type="string" calcext:value-type="string">
            <text:p>時間</text:p>
          </table:table-cell>
          <table:table-cell table:style-name="ce1" office:value-type="string" calcext:value-type="string">
            <text:p>None</text:p>
          </table:table-cell>
          <table:table-cell table:number-columns-repeated="56"/>
        </table:table-row>
        <table:table-row table:style-name="ro4">
          <table:table-cell table:style-name="ce1" office:value-type="string" calcext:value-type="string">
            <text:p>SCPに参加企業登録（初参加企業の場合）</text:p>
          </table:table-cell>
          <table:table-cell table:style-name="ce1" office:value-type="string" calcext:value-type="string">
            <text:p>開催日程・参加企業確定</text:p>
          </table:table-cell>
          <table:table-cell table:style-name="ce1" office:value-type="string" calcext:value-type="string">
            <text:p>Xseeds管理者</text:p>
          </table:table-cell>
          <table:table-cell table:style-name="ce1" office:value-type="string" calcext:value-type="string">
            <text:p>[SCPAdmin画面]　企業→企業追加</text:p>
            <text:p>・申込書に基づき有料プラン・スカウト設定</text:p>
            <text:p>Basic: スカウトタブ　→ON</text:p>
            <text:p>有料の場合：プレミアム　→ON</text:p>
            <text:p>・企業画面からスカウト対象確認</text:p>
            <text:p>[SCPAdmin画面]　企業→Agent サイト閲覧のみ</text:p>
            <text:p/>
            <text:p>注意点：スカウト機能設定の際、下記のように注意：</text:p>
            <text:p>2022年3月1日〜2022年8月末日まで</text:p>
            <text:p>無料：2023年8月卒業者まで</text:p>
            <text:p>有料：なし</text:p>
            <text:p/>
            <text:p>2022年9月1日〜2023年2月末</text:p>
            <text:p>無料：2023年8月卒業者まで</text:p>
            <text:p>有料：2024年8月卒業者まで</text:p>
            <text:p/>
            <text:p>参考URL: Admin SCP</text:p>
            <text:p>https://scp-admin.sun-asterisk.com/#/job-fairs/63/basic/</text:p>
          </table:table-cell>
          <table:table-cell table:style-name="ce1" office:value-type="string" calcext:value-type="string">
            <text:p>・企業追加</text:p>
            <text:p>・該当選考会追加</text:p>
            <text:p>・資料提出期限設定</text:p>
          </table:table-cell>
          <table:table-cell table:style-name="ce1" office:value-type="float" office:value="1" calcext:value-type="float">
            <text:p>1</text:p>
          </table:table-cell>
          <table:table-cell table:style-name="ce1" office:value-type="string" calcext:value-type="string">
            <text:p>時間</text:p>
          </table:table-cell>
          <table:table-cell table:style-name="ce1" office:value-type="string" calcext:value-type="string">
            <text:p>企業数</text:p>
          </table:table-cell>
          <table:table-cell table:number-columns-repeated="56"/>
        </table:table-row>
        <table:table-row table:style-name="ro3">
          <table:table-cell table:style-name="ce1" office:value-type="string" calcext:value-type="string">
            <text:p>SCPで企業の担当者アカウントを発行</text:p>
          </table:table-cell>
          <table:table-cell table:style-name="ce1" office:value-type="string" calcext:value-type="string">
            <text:p>開催日程・参加企業確定</text:p>
          </table:table-cell>
          <table:table-cell table:style-name="ce1" office:value-type="string" calcext:value-type="string">
            <text:p>Xseeds管理者</text:p>
          </table:table-cell>
          <table:table-cell table:style-name="ce1" office:value-type="string" calcext:value-type="string">
            <text:p>参考URL: 案内メール例</text:p>
            <text:p>https://drive.google.com/file/d/1-AUm3ZkLcvQnqxmK-ifR0FnwNturR8gS/view?usp=sharing</text:p>
          </table:table-cell>
          <table:table-cell table:style-name="ce1" office:value-type="string" calcext:value-type="string">
            <text:p>・名前＋メアドは企業に確認</text:p>
            <text:p>・案内メール・メッセージ送付</text:p>
            <text:p>・[SCPAdmin画面] 企業→企業名にクリック→アカウント→アカウント追加</text:p>
          </table:table-cell>
          <table:table-cell table:style-name="ce1" office:value-type="float" office:value="0.5" calcext:value-type="float">
            <text:p>0.5</text:p>
          </table:table-cell>
          <table:table-cell table:style-name="ce1" office:value-type="string" calcext:value-type="string">
            <text:p>時間</text:p>
          </table:table-cell>
          <table:table-cell table:style-name="ce1" office:value-type="string" calcext:value-type="string">
            <text:p>企業数</text:p>
          </table:table-cell>
          <table:table-cell table:number-columns-repeated="56"/>
        </table:table-row>
        <table:table-row table:style-name="ro5">
          <table:table-cell table:style-name="ce1" office:value-type="string" calcext:value-type="string">
            <text:p>企業との事前打ち合わせに営業担当者と同席</text:p>
          </table:table-cell>
          <table:table-cell table:style-name="ce1" office:value-type="string" calcext:value-type="string">
            <text:p>開催日程・参加企業確定</text:p>
          </table:table-cell>
          <table:table-cell table:style-name="ce1" office:value-type="string" calcext:value-type="string">
            <text:p>Xseeds管理者</text:p>
          </table:table-cell>
          <table:table-cell table:style-name="ce1" office:value-type="string" calcext:value-type="string">
            <text:p>営業担当者と一緒にチェックリストを確認</text:p>
            <text:p>注意点：実施時間は企業の都合に合わせ</text:p>
            <text:p>外部通訳の場合、実施無し</text:p>
            <text:p/>
            <text:p>関連者: 営業担当者と連携</text:p>
          </table:table-cell>
          <table:table-cell table:style-name="ce1" office:value-type="string" calcext:value-type="string">
            <text:p>・企業の要求を確認、日程調整（全体スケジュール及び当日の面接スケジュール）　 </text:p>
            <text:p>・通訳との顔合わせ、説明会リハーサル（通訳の日程により別の打ち合わせを設ける場合もある） </text:p>
            <text:p>・書類選考、事前課題有無の確認 </text:p>
            <text:p>・SCPの案内 </text:p>
            <text:p>・その他確認（求人情報、内定通知書・誓約書の内容、説明会実施方法など）</text:p>
          </table:table-cell>
          <table:table-cell table:style-name="ce1" office:value-type="float" office:value="1" calcext:value-type="float">
            <text:p>1</text:p>
          </table:table-cell>
          <table:table-cell table:style-name="ce1" office:value-type="string" calcext:value-type="string">
            <text:p>時間</text:p>
          </table:table-cell>
          <table:table-cell table:style-name="ce1" office:value-type="string" calcext:value-type="string">
            <text:p>企業数</text:p>
          </table:table-cell>
          <table:table-cell table:number-columns-repeated="56"/>
        </table:table-row>
        <table:table-row table:style-name="ro6">
          <table:table-cell table:style-name="ce1" office:value-type="string" calcext:value-type="string">
            <text:p>xseeds Hubフォルダを作成</text:p>
          </table:table-cell>
          <table:table-cell table:style-name="ce1" office:value-type="string" calcext:value-type="string">
            <text:p>開催日程・参加企業確定</text:p>
          </table:table-cell>
          <table:table-cell table:style-name="ce1" office:value-type="string" calcext:value-type="string">
            <text:p>Xseeds管理者</text:p>
          </table:table-cell>
          <table:table-cell table:style-name="ce1" office:value-type="string" calcext:value-type="string">
            <text:p>概要に情報追記、TC, SJP, 通訳者, xseeds Hub担当者/各大学のリーダーなどの関係者を追加</text:p>
            <text:p>注意点：営業チームとの定例会で営業担当者から情報を共有してもらう</text:p>
            <text:p>Slackの名前付けルール：20XX年XX月　Sun Asterisk 選考会[int]xseeds Hub 20XX年XX月XX~XX 選考会運営</text:p>
            <text:p/>
            <text:p>参考URL: https://www.chatwork.com/g/dcydqpsfrxo9qh</text:p>
          </table:table-cell>
          <table:table-cell table:style-name="ce1" office:value-type="string" calcext:value-type="string">
            <text:p>・学年度に応じてxseeds Hubフォルダを作成</text:p>
          </table:table-cell>
          <table:table-cell table:style-name="ce1" office:value-type="float" office:value="0.5" calcext:value-type="float">
            <text:p>0.5</text:p>
          </table:table-cell>
          <table:table-cell table:style-name="ce1" office:value-type="string" calcext:value-type="string">
            <text:p>時間</text:p>
          </table:table-cell>
          <table:table-cell table:style-name="ce1" office:value-type="string" calcext:value-type="string">
            <text:p>None</text:p>
          </table:table-cell>
          <table:table-cell table:number-columns-repeated="56"/>
        </table:table-row>
        <table:table-row table:style-name="ro7">
          <table:table-cell table:style-name="ce1" office:value-type="string" calcext:value-type="string">
            <text:p>参加企業の申込書管理</text:p>
          </table:table-cell>
          <table:table-cell table:style-name="ce1" office:value-type="string" calcext:value-type="string">
            <text:p>開催日程・参加企業確定</text:p>
          </table:table-cell>
          <table:table-cell table:style-name="ce1" office:value-type="string" calcext:value-type="string">
            <text:p>Xseeds管理者</text:p>
          </table:table-cell>
          <table:table-cell table:style-name="ce1" office:value-type="string" calcext:value-type="string">
            <text:p>企業担当者からもらった申込書を確認・保存</text:p>
            <text:p/>
            <text:p>関連者：営業担当者と連携</text:p>
            <text:p/>
            <text:p>参考URL：申込書格納フォルダ</text:p>
            <text:p>https://drive.google.com/drive/folders/1lCGagulTEqpNdCR4pkW3IQb56WjHZ6J8</text:p>
            <text:p>・申込書管理ファイル：</text:p>
            <text:p>https://docs.google.com/spreadsheets/d/1RU_0ENHUewNhxqVJGFD3skTdDUsbxevGYJY56JBaKFc/edit?pli=1#gid=0</text:p>
          </table:table-cell>
          <table:table-cell table:style-name="ce1" office:value-type="string" calcext:value-type="string">
            <text:p>・管理フォルダにスキャンデータを保存</text:p>
            <text:p>・申込書管理ファイルに情報入力</text:p>
          </table:table-cell>
          <table:table-cell table:style-name="ce1" office:value-type="float" office:value="0.5" calcext:value-type="float">
            <text:p>0.5</text:p>
          </table:table-cell>
          <table:table-cell table:style-name="ce1" office:value-type="string" calcext:value-type="string">
            <text:p>時間</text:p>
          </table:table-cell>
          <table:table-cell table:style-name="ce1" office:value-type="string" calcext:value-type="string">
            <text:p>企業数</text:p>
          </table:table-cell>
          <table:table-cell table:number-columns-repeated="56"/>
        </table:table-row>
        <table:table-row table:style-name="ro8">
          <table:table-cell table:style-name="ce1" office:value-type="string" calcext:value-type="string">
            <text:p>説明会＋面接の通訳手配：社内メンバーの依頼</text:p>
          </table:table-cell>
          <table:table-cell table:style-name="ce1" office:value-type="string" calcext:value-type="string">
            <text:p>開催日程・参加企業確定</text:p>
          </table:table-cell>
          <table:table-cell table:style-name="ce1" office:value-type="string" calcext:value-type="string">
            <text:p>Xseeds管理者</text:p>
          </table:table-cell>
          <table:table-cell table:style-name="ce1" office:value-type="string" calcext:value-type="string">
            <text:p>注意点：基本的には1社に応じて1名の通訳を手配する</text:p>
            <text:p>関連者：営業担当者と相談した上決める</text:p>
            <text:p>参考URL：</text:p>
            <text:p>・通訳者リスト：</text:p>
            <text:p>https://docs.google.com/spreadsheets/d/1_TYZXD4c5bdxTb1ZNbJ--Dc6DGCmoKXi2ZkYMZLuhlE/edit#gid=0</text:p>
            <text:p>・通訳向けタスクリスト：</text:p>
            <text:p>https://docs.google.com/spreadsheets/d/1Fdc4r_1tobwb95BWeKIKjmCBlrj1JHfgiCEF5FJ-sfE/edit#gid=0</text:p>
          </table:table-cell>
          <table:table-cell table:style-name="ce1" office:value-type="string" calcext:value-type="string">
            <text:p>・xseeds Hub情報共有（日程、資料など）</text:p>
            <text:p/>
            <text:p>・通訳のSCPアカウント発行 (Adminアカウント-ユーザー権限）</text:p>
          </table:table-cell>
          <table:table-cell table:style-name="ce1" office:value-type="float" office:value="0.5" calcext:value-type="float">
            <text:p>0.5</text:p>
          </table:table-cell>
          <table:table-cell table:style-name="ce1" office:value-type="string" calcext:value-type="string">
            <text:p>時間</text:p>
          </table:table-cell>
          <table:table-cell table:style-name="ce1" office:value-type="string" calcext:value-type="string">
            <text:p>企業数</text:p>
          </table:table-cell>
          <table:table-cell table:number-columns-repeated="56"/>
        </table:table-row>
        <table:table-row table:style-name="ro9">
          <table:table-cell table:style-name="ce1" office:value-type="string" calcext:value-type="string">
            <text:p>説明会＋面接の通訳手配：社内で調整出来ない場合、外部へ委託</text:p>
          </table:table-cell>
          <table:table-cell table:style-name="ce1" office:value-type="string" calcext:value-type="string">
            <text:p>開催日程・参加企業確定</text:p>
          </table:table-cell>
          <table:table-cell table:style-name="ce1" office:value-type="string" calcext:value-type="string">
            <text:p>Xseeds管理者</text:p>
          </table:table-cell>
          <table:table-cell table:style-name="ce1" office:value-type="string" calcext:value-type="string">
            <text:p>注意点：２名以上の通訳を依頼したい場合、追加の1名ずつ5万円を企業さんに請</text:p>
            <text:p>参考URL：テスト流れ</text:p>
            <text:p>https://docs.google.com/spreadsheets/d/1tkSjOvhjGg-BAlD7Lb5yPUIZRyVb39s0/edit#gid=663214972</text:p>
          </table:table-cell>
          <table:table-cell table:style-name="ce1" office:value-type="string" calcext:value-type="string">
            <text:p>・通訳会社へ発注</text:p>
            <text:p>・通訳テストを実施</text:p>
            <text:p>・社内メンバー同様に情報共有</text:p>
          </table:table-cell>
          <table:table-cell table:style-name="ce1" office:value-type="float" office:value="0.25" calcext:value-type="float">
            <text:p>0.25</text:p>
          </table:table-cell>
          <table:table-cell table:style-name="ce1" office:value-type="string" calcext:value-type="string">
            <text:p>時間</text:p>
          </table:table-cell>
          <table:table-cell table:style-name="ce1" office:value-type="string" calcext:value-type="string">
            <text:p>None</text:p>
          </table:table-cell>
          <table:table-cell table:number-columns-repeated="56"/>
        </table:table-row>
        <table:table-row table:style-name="ro10">
          <table:table-cell table:style-name="ce1" office:value-type="string" calcext:value-type="string">
            <text:p>進捗管理ファイル（マスターファイル）作成</text:p>
          </table:table-cell>
          <table:table-cell table:style-name="ce1" office:value-type="string" calcext:value-type="string">
            <text:p>開催日程・参加企業確定</text:p>
          </table:table-cell>
          <table:table-cell table:style-name="ce1" office:value-type="string" calcext:value-type="string">
            <text:p>Xseeds管理者</text:p>
          </table:table-cell>
          <table:table-cell table:style-name="ce1" office:value-type="string" calcext:value-type="string">
            <text:p>全体スケジュールや期限など記載して新しい情報があれば更新（資料提出、企業別担当者名、その他）</text:p>
            <text:p>xseeds Hub運営板の概要にリンク貼っておく</text:p>
            <text:p/>
            <text:p>参考URL：進捗管理ファイル</text:p>
            <text:p>https://docs.google.com/spreadsheets/d/1hwJLiXBg2fiukKe1r1pl_nXb5rSglRYvqZhZAvewKXQ/edit#gid=1529418991</text:p>
          </table:table-cell>
          <table:table-cell table:style-name="ce4"/>
          <table:table-cell table:style-name="ce1" office:value-type="float" office:value="0.5" calcext:value-type="float">
            <text:p>0.5</text:p>
          </table:table-cell>
          <table:table-cell table:style-name="ce1" office:value-type="string" calcext:value-type="string">
            <text:p>時間</text:p>
          </table:table-cell>
          <table:table-cell table:style-name="ce1" office:value-type="string" calcext:value-type="string">
            <text:p>企業数</text:p>
          </table:table-cell>
          <table:table-cell table:number-columns-repeated="56"/>
        </table:table-row>
        <table:table-row table:style-name="ro3">
          <table:table-cell table:style-name="ce1" office:value-type="string" calcext:value-type="string">
            <text:p>xseedsHub選考会日程と面接対策日程を共有</text:p>
          </table:table-cell>
          <table:table-cell table:style-name="ce1" office:value-type="string" calcext:value-type="string">
            <text:p>開催日程・参加企業確定</text:p>
          </table:table-cell>
          <table:table-cell table:style-name="ce1" office:value-type="string" calcext:value-type="string">
            <text:p>Xseeds担当者リーダ</text:p>
          </table:table-cell>
          <table:table-cell table:style-name="ce1" office:value-type="string" calcext:value-type="string">
            <text:p>xseedsHub選考会日程と面接対策日程を共有</text:p>
            <text:p>固定xseedsHub担当者と各大学リーダーが選考会のslack channelに入っているか確認</text:p>
          </table:table-cell>
          <table:table-cell table:style-name="ce1" office:value-type="string" calcext:value-type="string">
            <text:p>・選考会日程と面接対策日程の作成</text:p>
            <text:p>・固定xseedsHub担当者と各大学リーダーが選考会のslack channelに入っているか確認</text:p>
          </table:table-cell>
          <table:table-cell table:style-name="ce1" office:value-type="float" office:value="0.25" calcext:value-type="float">
            <text:p>0.25</text:p>
          </table:table-cell>
          <table:table-cell table:style-name="ce1" office:value-type="string" calcext:value-type="string">
            <text:p>時間</text:p>
          </table:table-cell>
          <table:table-cell table:style-name="ce1" office:value-type="string" calcext:value-type="string">
            <text:p>None</text:p>
          </table:table-cell>
          <table:table-cell table:number-columns-repeated="56"/>
        </table:table-row>
        <table:table-row table:style-name="ro11">
          <table:table-cell table:style-name="ce1" office:value-type="string" calcext:value-type="string">
            <text:p>ジョブフェア関連確認</text:p>
          </table:table-cell>
          <table:table-cell table:style-name="ce1" office:value-type="string" calcext:value-type="string">
            <text:p>開催日程・参加企業確定</text:p>
          </table:table-cell>
          <table:table-cell table:style-name="ce1" office:value-type="string" calcext:value-type="string">
            <text:p>企業担当者</text:p>
          </table:table-cell>
          <table:table-cell table:style-name="ce1" office:value-type="string" calcext:value-type="string">
            <text:p>・全体スケジュールで期限を確認</text:p>
            <text:p>進捗管理シートのD列（期限）を確認</text:p>
            <text:p>進捗管理シート：https://docs.google.com/spreadsheets/d/1hwJLiXBg2fiukKe1r1pl_nXb5rSglRYvqZhZAvewKXQ/edit#gid=1529418991 </text:p>
            <text:p>・ジョブフェア参加企業を確認</text:p>
            <text:p>ジョブフェアに参加する全企業の名前を進捗管理シートの2行（参加企業）で確認する</text:p>
            <text:p>進捗管理シート：https://docs.google.com/spreadsheets/d/1hwJLiXBg2fiukKe1r1pl_nXb5rSglRYvqZhZAvewKXQ/edit#gid=1529418991</text:p>
            <text:p>・申込書回収</text:p>
            <text:p>・会社＆求人情報のSCP入力</text:p>
            <text:p>・会社説明会資料のSCPアップ</text:p>
            <text:p>・企業関係者との事前MTG日程</text:p>
            <text:p>・（TCチーム・JF担当向け）企業説明会</text:p>
            <text:p>・応募（募集）期間</text:p>
            <text:p>・（候補者向け）会社説明会の実施日</text:p>
            <text:p>・書類選考期間</text:p>
            <text:p>・事前課題の日程（発表日と回答期間）</text:p>
            <text:p>・1次選考日</text:p>
            <text:p>・1次選考の結果発表日（選考日から3日以内）</text:p>
            <text:p>・2次選考日</text:p>
            <text:p>・2次選考の結果発表日 </text:p>
            <text:p>・企業側関係者の名前とポジションがわかる</text:p>
            <text:p>進捗管理シートの6行（企業担当者）を確認</text:p>
            <text:p>https://docs.google.com/spreadsheets/d/1hwJLiXBg2fiukKe1r1pl_nXb5rSglRYvqZhZAvewKXQ/edit?usp=sharing</text:p>
            <text:p/>
            <text:p>・Sun*サービスでの取引実績（開発、JFなど）を確認する</text:p>
            <text:p>進捗管理シートの7行（Sun*過去取引実績）を確認</text:p>
            <text:p>https://docs.google.com/spreadsheets/d/1hwJLiXBg2fiukKe1r1pl_nXb5rSglRYvqZhZAvewKXQ/edit?usp=sharing </text:p>
            <text:p>・過去のジョブフェア時の情報（内定者、渡日者、過去JFでの面接内容など）</text:p>
            <text:p>・SCP、会社ウェブサイトで求人票を確認</text:p>
            <text:p>・SCPに入力された募集要項を確認する</text:p>
            <text:p>・会社ウェブサイトを確認する</text:p>
            <text:p>・会社採用ページ、Wantedlyページの確認する</text:p>
          </table:table-cell>
          <table:table-cell table:style-name="ce1" office:value-type="string" calcext:value-type="string">
            <text:p>・全体スケジュールで期限を確認</text:p>
            <text:p>・ジョブフェア参加企業を確認</text:p>
            <text:p>・企業担当者を確認</text:p>
            <text:p>・Sun*過去取引実績を確認</text:p>
            <text:p>・SCPの企業情報を確認</text:p>
            <text:p>・SCP、会社ウェブサイトで求人票を確認</text:p>
          </table:table-cell>
          <table:table-cell table:style-name="ce1" office:value-type="float" office:value="0.25" calcext:value-type="float">
            <text:p>0.25</text:p>
          </table:table-cell>
          <table:table-cell table:style-name="ce1" office:value-type="string" calcext:value-type="string">
            <text:p>時間</text:p>
          </table:table-cell>
          <table:table-cell table:style-name="ce1" office:value-type="string" calcext:value-type="string">
            <text:p>企業数</text:p>
          </table:table-cell>
          <table:table-cell table:number-columns-repeated="56"/>
        </table:table-row>
        <table:table-row table:style-name="ro12">
          <table:table-cell table:style-name="ce1" office:value-type="string" calcext:value-type="string">
            <text:p>外国人受入の対応施策についてSCPに記載</text:p>
          </table:table-cell>
          <table:table-cell table:style-name="ce1" office:value-type="string" calcext:value-type="string">
            <text:p>開催日程・参加企業確定</text:p>
          </table:table-cell>
          <table:table-cell table:style-name="ce1" office:value-type="string" calcext:value-type="string">
            <text:p>企業担当者</text:p>
          </table:table-cell>
          <table:table-cell table:style-name="ce1" office:value-type="string" calcext:value-type="string">
            <text:p>外国人受入の対応施策についてSCPに記載</text:p>
          </table:table-cell>
          <table:table-cell table:style-name="ce1" office:value-type="string" calcext:value-type="string">
            <text:p>・航空券支給の有無</text:p>
            <text:p>・渡日準備金の有無</text:p>
            <text:p>・在留許可申請の対応方法</text:p>
            <text:p>・渡日後の住宅手配方法</text:p>
          </table:table-cell>
          <table:table-cell table:style-name="ce1" office:value-type="float" office:value="3" calcext:value-type="float">
            <text:p>3</text:p>
          </table:table-cell>
          <table:table-cell table:style-name="ce1" office:value-type="string" calcext:value-type="string">
            <text:p>時間</text:p>
          </table:table-cell>
          <table:table-cell table:style-name="ce1" office:value-type="string" calcext:value-type="string">
            <text:p>企業数</text:p>
          </table:table-cell>
          <table:table-cell table:number-columns-repeated="56"/>
        </table:table-row>
        <table:table-row table:style-name="ro13">
          <table:table-cell table:style-name="ce1" office:value-type="string" calcext:value-type="string">
            <text:p>コミュニケーション方法の確立</text:p>
          </table:table-cell>
          <table:table-cell table:style-name="ce1" office:value-type="string" calcext:value-type="string">
            <text:p>開催日程・参加企業確定</text:p>
          </table:table-cell>
          <table:table-cell table:style-name="ce1" office:value-type="string" calcext:value-type="string">
            <text:p>企業担当者</text:p>
          </table:table-cell>
          <table:table-cell table:style-name="ce1" office:value-type="string" calcext:value-type="string">
            <text:p>進捗管理シートの12行（コミュニケーション方法の確立）を確認</text:p>
            <text:p>企業側関係者とTCチーム・企業担当者が直接コミュニケーションがとれる状態</text:p>
            <text:p>例）Chatwork, Slack, FB messenger...</text:p>
            <text:p>※ただしTeamsを希望される場合はメールにすること</text:p>
          </table:table-cell>
          <table:table-cell table:style-name="ce4"/>
          <table:table-cell table:style-name="ce1" office:value-type="float" office:value="4" calcext:value-type="float">
            <text:p>4</text:p>
          </table:table-cell>
          <table:table-cell table:style-name="ce1" office:value-type="string" calcext:value-type="string">
            <text:p>時間</text:p>
          </table:table-cell>
          <table:table-cell table:style-name="ce1" office:value-type="string" calcext:value-type="string">
            <text:p>企業数</text:p>
          </table:table-cell>
          <table:table-cell table:number-columns-repeated="56"/>
        </table:table-row>
        <table:table-row table:style-name="ro14">
          <table:table-cell table:style-name="ce1" office:value-type="string" calcext:value-type="string">
            <text:p>選考会開催に必要な情報の抜け・漏れの洗い出し</text:p>
          </table:table-cell>
          <table:table-cell table:style-name="ce1" office:value-type="string" calcext:value-type="string">
            <text:p>開催日程・参加企業確定</text:p>
          </table:table-cell>
          <table:table-cell table:style-name="ce1" office:value-type="string" calcext:value-type="string">
            <text:p>企業担当者</text:p>
          </table:table-cell>
          <table:table-cell table:style-name="ce1" office:value-type="string" calcext:value-type="string">
            <text:p>TCチームに該当Slack内で確認依頼をする</text:p>
          </table:table-cell>
          <table:table-cell table:style-name="ce4"/>
          <table:table-cell table:style-name="ce1" office:value-type="float" office:value="4" calcext:value-type="float">
            <text:p>4</text:p>
          </table:table-cell>
          <table:table-cell table:style-name="ce1" office:value-type="string" calcext:value-type="string">
            <text:p>時間</text:p>
          </table:table-cell>
          <table:table-cell table:style-name="ce1" office:value-type="string" calcext:value-type="string">
            <text:p>企業数</text:p>
          </table:table-cell>
          <table:table-cell table:number-columns-repeated="56"/>
        </table:table-row>
        <table:table-row table:style-name="ro15">
          <table:table-cell table:style-name="ce1" office:value-type="string" calcext:value-type="string">
            <text:p>xseedsHubインプットMTG 1回目 準備</text:p>
          </table:table-cell>
          <table:table-cell table:style-name="ce1" office:value-type="string" calcext:value-type="string">
            <text:p>募集開始</text:p>
          </table:table-cell>
          <table:table-cell table:style-name="ce1" office:value-type="string" calcext:value-type="string">
            <text:p>Xseeds担当者リーダ</text:p>
          </table:table-cell>
          <table:table-cell table:style-name="ce1" office:value-type="string" calcext:value-type="string">
            <text:p>企業情報,選考ポイントについての不明点を営業側に伝える</text:p>
            <text:p/>
            <text:p>企業分析セミナーで伝える内容を決定</text:p>
            <text:p>学生に展開するポイント3点を決定</text:p>
          </table:table-cell>
          <table:table-cell table:style-name="ce1" office:value-type="string" calcext:value-type="string">
            <text:p>・日程調整</text:p>
            <text:p>・企業情報,選考ポイントについての不明点を営業側に伝える</text:p>
          </table:table-cell>
          <table:table-cell table:style-name="ce1" office:value-type="float" office:value="0.25" calcext:value-type="float">
            <text:p>0.25</text:p>
          </table:table-cell>
          <table:table-cell table:style-name="ce1" office:value-type="string" calcext:value-type="string">
            <text:p>時間</text:p>
          </table:table-cell>
          <table:table-cell table:style-name="ce1" office:value-type="string" calcext:value-type="string">
            <text:p>企業数</text:p>
          </table:table-cell>
          <table:table-cell table:number-columns-repeated="56"/>
        </table:table-row>
        <table:table-row table:style-name="ro16">
          <table:table-cell table:style-name="ce1" office:value-type="string" calcext:value-type="string">
            <text:p>(JF担当者向け)JFインプットMTG</text:p>
          </table:table-cell>
          <table:table-cell table:style-name="ce1" office:value-type="string" calcext:value-type="string">
            <text:p>開催日程・参加企業確定</text:p>
          </table:table-cell>
          <table:table-cell table:style-name="ce1" office:value-type="string" calcext:value-type="string">
            <text:p>企業担当者</text:p>
          </table:table-cell>
          <table:table-cell table:style-name="ce1" office:value-type="string" calcext:value-type="string">
            <text:p>MTGを開催し、営業から「企業担当とJF担当者」に参加企業の魅力や注意事項を伝える</text:p>
            <text:p>■目的</text:p>
            <text:p>学生とコミュニケーションをとる現場側（主にJF担当者）が、下記4つを理解することを目的とする。</text:p>
            <text:p>・企業情報（基礎情報と魅力）</text:p>
            <text:p>・求人情報</text:p>
            <text:p>・選考ポイント（どんな人が評価されるのか）</text:p>
            <text:p>・面接対策での具体的な戦略</text:p>
            <text:p/>
            <text:p>■営業＆企業担当者</text:p>
            <text:p>・上記の内容の整理、過不足をなくす</text:p>
            <text:p/>
            <text:p>■JF担当者</text:p>
            <text:p>SCPに記載のある下記情報を確認して参加する</text:p>
            <text:p>・企業情報</text:p>
            <text:p>・求人情報</text:p>
            <text:p>・企業担当者のメモの確認</text:p>
            <text:p>・営業＆企業担当者にききたい質問</text:p>
          </table:table-cell>
          <table:table-cell table:style-name="ce4"/>
          <table:table-cell table:style-name="ce1" office:value-type="float" office:value="2" calcext:value-type="float">
            <text:p>2</text:p>
          </table:table-cell>
          <table:table-cell table:style-name="ce1" office:value-type="string" calcext:value-type="string">
            <text:p>時間</text:p>
          </table:table-cell>
          <table:table-cell table:style-name="ce1" office:value-type="string" calcext:value-type="string">
            <text:p>企業数</text:p>
          </table:table-cell>
          <table:table-cell table:number-columns-repeated="56"/>
        </table:table-row>
        <table:table-row table:style-name="ro17">
          <table:table-cell table:style-name="ce1" office:value-type="string" calcext:value-type="string">
            <text:p>xseedsHubインプットMTG 1回目 実施</text:p>
          </table:table-cell>
          <table:table-cell table:style-name="ce1" office:value-type="string" calcext:value-type="string">
            <text:p>募集開始</text:p>
          </table:table-cell>
          <table:table-cell table:style-name="ce1" office:value-type="string" calcext:value-type="string">
            <text:p>Xseeds担当者リーダ</text:p>
          </table:table-cell>
          <table:table-cell table:style-name="ce1" office:value-type="string" calcext:value-type="string">
            <text:p>以下を確認した</text:p>
            <text:p>- 企業情報(基本情報と魅力)</text:p>
            <text:p>- 求人情報</text:p>
            <text:p/>
            <text:p>学生に展開するポイント3点を決定</text:p>
            <text:p>xseedsHubビデオを該当フォルダに保存した</text:p>
          </table:table-cell>
          <table:table-cell table:style-name="ce1" office:value-type="string" calcext:value-type="string">
            <text:p>・学生に展開するポイント作成</text:p>
            <text:p>・動画をフォルダに保存</text:p>
            <text:p>・Channelで共有</text:p>
          </table:table-cell>
          <table:table-cell table:style-name="ce1" office:value-type="float" office:value="0.5" calcext:value-type="float">
            <text:p>0.5</text:p>
          </table:table-cell>
          <table:table-cell table:style-name="ce1" office:value-type="string" calcext:value-type="string">
            <text:p>時間</text:p>
          </table:table-cell>
          <table:table-cell table:style-name="ce1" office:value-type="string" calcext:value-type="string">
            <text:p>企業数</text:p>
          </table:table-cell>
          <table:table-cell table:number-columns-repeated="56"/>
        </table:table-row>
        <table:table-row table:style-name="ro18">
          <table:table-cell table:style-name="ce1" office:value-type="string" calcext:value-type="string">
            <text:p>選考会情報展開</text:p>
          </table:table-cell>
          <table:table-cell table:style-name="ce1" office:value-type="string" calcext:value-type="string">
            <text:p>募集開始</text:p>
          </table:table-cell>
          <table:table-cell table:style-name="ce1" office:value-type="string" calcext:value-type="string">
            <text:p>Xseeds管理者</text:p>
          </table:table-cell>
          <table:table-cell table:style-name="ce1" office:value-type="string" calcext:value-type="string">
            <text:p>投稿の内容： </text:p>
            <text:p>・参加企業情報（名前、ホームページなど） </text:p>
            <text:p>・xseeds Hub日程 </text:p>
            <text:p>・申込期限、説明会実施日（あれば） </text:p>
            <text:p>・事前課題内容、提出期限（あれば） </text:p>
            <text:p>・その他資料など（会社紹介資料など） </text:p>
            <text:p>・SCPチェックリスト作成・展開</text:p>
            <text:p>注意点：学生に知らせる〆切は必ず企業に共有する募集〆切より営業日5日くらい早めにすること</text:p>
          </table:table-cell>
          <table:table-cell table:style-name="ce1" office:value-type="string" calcext:value-type="string">
            <text:p>・SCP上の申込を開始し</text:p>
            <text:p>・対象のFBグループに投稿</text:p>
          </table:table-cell>
          <table:table-cell table:style-name="ce1" office:value-type="float" office:value="4" calcext:value-type="float">
            <text:p>4</text:p>
          </table:table-cell>
          <table:table-cell table:style-name="ce1" office:value-type="string" calcext:value-type="string">
            <text:p>時間</text:p>
          </table:table-cell>
          <table:table-cell table:style-name="ce1" office:value-type="string" calcext:value-type="string">
            <text:p>企業数</text:p>
          </table:table-cell>
          <table:table-cell table:number-columns-repeated="56"/>
        </table:table-row>
        <table:table-row table:style-name="ro19">
          <table:table-cell table:style-name="ce1" office:value-type="string" calcext:value-type="string">
            <text:p>募集段階でGEU全員に情報共有</text:p>
          </table:table-cell>
          <table:table-cell table:style-name="ce1" office:value-type="string" calcext:value-type="string">
            <text:p>募集開始</text:p>
          </table:table-cell>
          <table:table-cell table:style-name="ce1" office:value-type="string" calcext:value-type="string">
            <text:p>Xseeds管理者</text:p>
          </table:table-cell>
          <table:table-cell table:style-name="ce1" office:value-type="string" calcext:value-type="string">
            <text:p>xseeds Hubカレンダーを以下の情報を追加</text:p>
            <text:p>・参加企業</text:p>
            <text:p>・面接日程</text:p>
          </table:table-cell>
          <table:table-cell table:style-name="ce4"/>
          <table:table-cell table:style-name="ce1" office:value-type="float" office:value="1" calcext:value-type="float">
            <text:p>1</text:p>
          </table:table-cell>
          <table:table-cell table:style-name="ce1" office:value-type="string" calcext:value-type="string">
            <text:p>時間</text:p>
          </table:table-cell>
          <table:table-cell table:style-name="ce1" office:value-type="string" calcext:value-type="string">
            <text:p>企業数</text:p>
          </table:table-cell>
          <table:table-cell table:number-columns-repeated="56"/>
        </table:table-row>
        <table:table-row table:style-name="ro20">
          <table:table-cell table:style-name="ce1" office:value-type="string" calcext:value-type="string">
            <text:p>募集段階で関係者(BA・Infra)に周知</text:p>
          </table:table-cell>
          <table:table-cell table:style-name="ce1" office:value-type="string" calcext:value-type="string">
            <text:p>募集開始</text:p>
          </table:table-cell>
          <table:table-cell table:style-name="ce1" office:value-type="string" calcext:value-type="string">
            <text:p>Xseeds管理者</text:p>
          </table:table-cell>
          <table:table-cell table:style-name="ce1" office:value-type="string" calcext:value-type="string">
            <text:p>xseeds Hub日程をBAに共有</text:p>
            <text:p>以下の情報を共有</text:p>
            <text:p>・開催日、時間</text:p>
            <text:p>・会議室</text:p>
            <text:p>・他の工事（特にインターネット）やイベントと被ってるかどうか確認</text:p>
            <text:p>関連者：</text:p>
            <text:p>　・BAと連携</text:p>
            <text:p>　　admin_fcov-tc</text:p>
            <text:p>・Infraと連携</text:p>
            <text:p>　　team_-tc-infra</text:p>
            <text:p>参考URL：メッセージテンプレート</text:p>
            <text:p>https://docs.google.com/spreadsheets/d/1r8aLx1gAnlXr__ZzS0GJW27zla3wdQr-EV-dDFuy6GY/edit#gid=626806012</text:p>
          </table:table-cell>
          <table:table-cell table:style-name="ce4"/>
          <table:table-cell table:style-name="ce1" office:value-type="float" office:value="1" calcext:value-type="float">
            <text:p>1</text:p>
          </table:table-cell>
          <table:table-cell table:style-name="ce1" office:value-type="string" calcext:value-type="string">
            <text:p>時間</text:p>
          </table:table-cell>
          <table:table-cell table:style-name="ce1" office:value-type="string" calcext:value-type="string">
            <text:p>None</text:p>
          </table:table-cell>
          <table:table-cell table:number-columns-repeated="56"/>
        </table:table-row>
        <table:table-row table:style-name="ro6">
          <table:table-cell table:style-name="ce1" office:value-type="string" calcext:value-type="string">
            <text:p>SCP上のCVチェック・添削</text:p>
          </table:table-cell>
          <table:table-cell table:style-name="ce1" office:value-type="string" calcext:value-type="string">
            <text:p>SCP公開準備・面接練習</text:p>
          </table:table-cell>
          <table:table-cell table:style-name="ce1" office:value-type="string" calcext:value-type="string">
            <text:p>Xseeds管理者</text:p>
          </table:table-cell>
          <table:table-cell table:style-name="ce1" office:value-type="string" calcext:value-type="string">
            <text:p>初参加学生のアカウント発行、成績入力</text:p>
            <text:p>チェックリストに入力した学生に対してチェック・フィードバック (TC+ VN教師）</text:p>
            <text:p>注意点：SCPについて「⑥SCP上レジュメ作成・添削」を参照</text:p>
            <text:p>関連者：教師チームと連携</text:p>
            <text:p>参考URL：セルフチェックリスト</text:p>
            <text:p>https://docs.google.com/spreadsheets/d/1s-Bt4YKGLNC_2AayFaIX65odg6MHoe7iwZFslaJfEmg/edit#gid=965148804</text:p>
          </table:table-cell>
          <table:table-cell table:style-name="ce4"/>
          <table:table-cell table:style-name="ce1" office:value-type="float" office:value="2" calcext:value-type="float">
            <text:p>2</text:p>
          </table:table-cell>
          <table:table-cell table:style-name="ce1" office:value-type="string" calcext:value-type="string">
            <text:p>時間</text:p>
          </table:table-cell>
          <table:table-cell table:style-name="ce1" office:value-type="string" calcext:value-type="string">
            <text:p>学生数</text:p>
          </table:table-cell>
          <table:table-cell table:number-columns-repeated="56"/>
        </table:table-row>
        <table:table-row table:style-name="ro21">
          <table:table-cell table:style-name="ce1" office:value-type="string" calcext:value-type="string">
            <text:p>事前課題・コーディングテスト実施</text:p>
          </table:table-cell>
          <table:table-cell table:style-name="ce1" office:value-type="string" calcext:value-type="string">
            <text:p>SCP公開準備・面接練習</text:p>
          </table:table-cell>
          <table:table-cell table:style-name="ce1" office:value-type="string" calcext:value-type="string">
            <text:p>Xseeds管理者</text:p>
          </table:table-cell>
          <table:table-cell table:style-name="ce1" office:value-type="string" calcext:value-type="string">
            <text:p>事前課題やテストなどがあれば学生に展開・督促・集約</text:p>
            <text:p>FBグループにて案内・フォロー</text:p>
            <text:p/>
            <text:p>参考URL：FBグループリスト</text:p>
            <text:p>https://docs.google.com/spreadsheets/d/1r8aLx1gAnlXr__ZzS0GJW27zla3wdQr-EV-dDFuy6GY/edit#gid=1637624690</text:p>
          </table:table-cell>
          <table:table-cell table:style-name="ce4"/>
          <table:table-cell table:style-name="ce1" office:value-type="float" office:value="7" calcext:value-type="float">
            <text:p>7</text:p>
          </table:table-cell>
          <table:table-cell table:style-name="ce1" office:value-type="string" calcext:value-type="string">
            <text:p>日</text:p>
          </table:table-cell>
          <table:table-cell table:style-name="ce1" office:value-type="string" calcext:value-type="string">
            <text:p>None</text:p>
          </table:table-cell>
          <table:table-cell table:number-columns-repeated="56"/>
        </table:table-row>
        <table:table-row table:style-name="ro22">
          <table:table-cell table:style-name="ce1" office:value-type="string" calcext:value-type="string">
            <text:p>企業をアピールする為に情報を提供 (あれば）</text:p>
          </table:table-cell>
          <table:table-cell table:style-name="ce1" office:value-type="string" calcext:value-type="string">
            <text:p>SCP公開準備・面接練習</text:p>
          </table:table-cell>
          <table:table-cell table:style-name="ce1" office:value-type="string" calcext:value-type="string">
            <text:p>Xseeds管理者</text:p>
          </table:table-cell>
          <table:table-cell table:style-name="ce1" office:value-type="string" calcext:value-type="string">
            <text:p>FBグループにて、下記の情報があれば学生に共有</text:p>
            <text:p>・ベトナム人採用実績</text:p>
            <text:p>・先輩からのレビュー</text:p>
            <text:p>・企業の人間の感想（TCの接した経験から）</text:p>
            <text:p>・勤務地の地方の紹介</text:p>
            <text:p>など</text:p>
            <text:p/>
            <text:p>参考URL：投稿の例</text:p>
            <text:p>https://docs.google.com/spreadsheets/d/1r8aLx1gAnlXr__ZzS0GJW27zla3wdQr-EV-dDFuy6GY/edit#gid=1491848201</text:p>
          </table:table-cell>
          <table:table-cell table:style-name="ce4"/>
          <table:table-cell table:style-name="ce1" office:value-type="float" office:value="0.5" calcext:value-type="float">
            <text:p>0.5</text:p>
          </table:table-cell>
          <table:table-cell table:style-name="ce1" office:value-type="string" calcext:value-type="string">
            <text:p>時間</text:p>
          </table:table-cell>
          <table:table-cell table:style-name="ce1" office:value-type="string" calcext:value-type="string">
            <text:p>企業数</text:p>
          </table:table-cell>
          <table:table-cell table:number-columns-repeated="56"/>
        </table:table-row>
        <table:table-row table:style-name="ro23">
          <table:table-cell table:style-name="ce1" office:value-type="string" calcext:value-type="string">
            <text:p>SCP公開準備・面接練習段階で各種締切のリマインド</text:p>
          </table:table-cell>
          <table:table-cell table:style-name="ce1" office:value-type="string" calcext:value-type="string">
            <text:p>SCP公開準備・面接練習</text:p>
          </table:table-cell>
          <table:table-cell table:style-name="ce1" office:value-type="string" calcext:value-type="string">
            <text:p>Xseeds管理者</text:p>
          </table:table-cell>
          <table:table-cell table:style-name="ce1" office:value-type="string" calcext:value-type="string">
            <text:p>申込、ＳＣＰチェック、面接練習、事前課題の締め切りなど</text:p>
            <text:p/>
            <text:p>参考URL：リマインド投稿の例</text:p>
            <text:p>https://docs.google.com/spreadsheets/d/1r8aLx1gAnlXr__ZzS0GJW27zla3wdQr-EV-dDFuy6GY/edit#gid=1849942277</text:p>
          </table:table-cell>
          <table:table-cell table:style-name="ce4"/>
          <table:table-cell table:style-name="ce1" office:value-type="float" office:value="0.25" calcext:value-type="float">
            <text:p>0.25</text:p>
          </table:table-cell>
          <table:table-cell table:style-name="ce1" office:value-type="string" calcext:value-type="string">
            <text:p>時間</text:p>
          </table:table-cell>
          <table:table-cell table:style-name="ce1" office:value-type="string" calcext:value-type="string">
            <text:p>企業数</text:p>
          </table:table-cell>
          <table:table-cell table:number-columns-repeated="56"/>
        </table:table-row>
        <table:table-row table:style-name="ro24">
          <table:table-cell table:style-name="ce1" office:value-type="string" calcext:value-type="string">
            <text:p>面接準備</text:p>
          </table:table-cell>
          <table:table-cell table:style-name="ce1" office:value-type="string" calcext:value-type="string">
            <text:p>SCP公開準備・面接練習</text:p>
          </table:table-cell>
          <table:table-cell table:style-name="ce1" office:value-type="string" calcext:value-type="string">
            <text:p>Xseeds管理者</text:p>
          </table:table-cell>
          <table:table-cell table:style-name="ce1" office:value-type="string" calcext:value-type="string">
            <text:p>以下ファイルをFBにて学生に展開</text:p>
            <text:p>・面接マナー教材</text:p>
            <text:p>・回答シート</text:p>
          </table:table-cell>
          <table:table-cell table:style-name="ce1" office:value-type="string" calcext:value-type="string">
            <text:p>・面接マナー教材を展開</text:p>
            <text:p>・回答シートを展開</text:p>
          </table:table-cell>
          <table:table-cell table:style-name="ce1" office:value-type="float" office:value="0.5" calcext:value-type="float">
            <text:p>0.5</text:p>
          </table:table-cell>
          <table:table-cell table:style-name="ce1" office:value-type="string" calcext:value-type="string">
            <text:p>時間</text:p>
          </table:table-cell>
          <table:table-cell table:style-name="ce1" office:value-type="string" calcext:value-type="string">
            <text:p>None</text:p>
          </table:table-cell>
          <table:table-cell table:number-columns-repeated="56"/>
        </table:table-row>
        <table:table-row table:style-name="ro25">
          <table:table-cell table:style-name="ce1" office:value-type="string" calcext:value-type="string">
            <text:p>xseedsHubインプットMTG 2回目 準備</text:p>
          </table:table-cell>
          <table:table-cell table:style-name="ce1" office:value-type="string" calcext:value-type="string">
            <text:p>1次面接向けの準備</text:p>
          </table:table-cell>
          <table:table-cell table:style-name="ce1" office:value-type="string" calcext:value-type="string">
            <text:p>Xseeds担当者リーダ</text:p>
          </table:table-cell>
          <table:table-cell table:style-name="ce1" office:value-type="string" calcext:value-type="string">
            <text:p>企業情報,選考ポイントについての不明点を営業側に伝える</text:p>
            <text:p/>
            <text:p>企業分析セミナーで伝える内容を決定</text:p>
            <text:p>学生に展開するポイント3点を決定</text:p>
          </table:table-cell>
          <table:table-cell table:style-name="ce1" office:value-type="string" calcext:value-type="string">
            <text:p>・日程調整</text:p>
            <text:p>・企業情報,選考ポイントについての不明点を営業側に伝える</text:p>
          </table:table-cell>
          <table:table-cell table:style-name="ce4" table:number-columns-repeated="3"/>
          <table:table-cell table:number-columns-repeated="56"/>
        </table:table-row>
        <table:table-row table:style-name="ro26">
          <table:table-cell table:style-name="ce1" office:value-type="string" calcext:value-type="string">
            <text:p>xseedsHubインプットMTG 2回目 実施</text:p>
          </table:table-cell>
          <table:table-cell table:style-name="ce1" office:value-type="string" calcext:value-type="string">
            <text:p>1次面接向けの準備</text:p>
          </table:table-cell>
          <table:table-cell table:style-name="ce1" office:value-type="string" calcext:value-type="string">
            <text:p>Xseeds担当者リーダ</text:p>
          </table:table-cell>
          <table:table-cell table:style-name="ce1" office:value-type="string" calcext:value-type="string">
            <text:p>以下を確認</text:p>
            <text:p>- 選考ポイント(どんな人が評価されるのか)</text:p>
            <text:p>- 面接対策での具体的な戦略</text:p>
            <text:p/>
            <text:p>xseedsHubビデオを該当フォルダに保存</text:p>
          </table:table-cell>
          <table:table-cell table:style-name="ce1" office:value-type="string" calcext:value-type="string">
            <text:p>・学生に展開するポイント作成</text:p>
            <text:p>・動画をフォルダに保存</text:p>
            <text:p>・Channelで共有</text:p>
          </table:table-cell>
          <table:table-cell table:style-name="ce4" table:number-columns-repeated="3"/>
          <table:table-cell table:number-columns-repeated="56"/>
        </table:table-row>
        <table:table-row table:style-name="ro27">
          <table:table-cell table:style-name="ce1" office:value-type="string" calcext:value-type="string">
            <text:p>SCPレビュー </text:p>
          </table:table-cell>
          <table:table-cell table:style-name="ce1" office:value-type="string" calcext:value-type="string">
            <text:p>SCP公開準備・面接練習</text:p>
          </table:table-cell>
          <table:table-cell table:style-name="ce1" office:value-type="string" calcext:value-type="string">
            <text:p>Xseeds担当者リーダ</text:p>
          </table:table-cell>
          <table:table-cell table:style-name="ce1" office:value-type="string" calcext:value-type="string">
            <text:p>SCPレビュー対象決定</text:p>
            <text:p>レビュー状況の記入</text:p>
          </table:table-cell>
          <table:table-cell table:style-name="ce1" office:value-type="string" calcext:value-type="string">
            <text:p>・SCPレビュー対象決定</text:p>
            <text:p>・未内定TCにレビュー状況の記入を指示</text:p>
          </table:table-cell>
          <table:table-cell table:style-name="ce1" office:value-type="float" office:value="0.5" calcext:value-type="float">
            <text:p>0.5</text:p>
          </table:table-cell>
          <table:table-cell table:style-name="ce1" office:value-type="string" calcext:value-type="string">
            <text:p>時間</text:p>
          </table:table-cell>
          <table:table-cell table:style-name="ce1" office:value-type="string" calcext:value-type="string">
            <text:p>None</text:p>
          </table:table-cell>
          <table:table-cell table:number-columns-repeated="56"/>
        </table:table-row>
        <table:table-row table:style-name="ro28">
          <table:table-cell table:style-name="ce1" office:value-type="string" calcext:value-type="string">
            <text:p>回答シートレビュー</text:p>
          </table:table-cell>
          <table:table-cell table:style-name="ce1" office:value-type="string" calcext:value-type="string">
            <text:p>書類選考</text:p>
          </table:table-cell>
          <table:table-cell table:style-name="ce1" office:value-type="string" calcext:value-type="string">
            <text:p>Xseeds担当者リーダ</text:p>
          </table:table-cell>
          <table:table-cell table:style-name="ce1" office:value-type="string" calcext:value-type="string">
            <text:p>回答シートレビュー対象決定</text:p>
            <text:p>レビュー状況の記入</text:p>
          </table:table-cell>
          <table:table-cell table:style-name="ce1" office:value-type="string" calcext:value-type="string">
            <text:p>・回答シートレビュー対象決定</text:p>
            <text:p>・未内定TCにレビュー状況の記入を指示</text:p>
          </table:table-cell>
          <table:table-cell table:style-name="ce1" office:value-type="float" office:value="0.5" calcext:value-type="float">
            <text:p>0.5</text:p>
          </table:table-cell>
          <table:table-cell table:style-name="ce1" office:value-type="string" calcext:value-type="string">
            <text:p>時間</text:p>
          </table:table-cell>
          <table:table-cell table:style-name="ce1" office:value-type="string" calcext:value-type="string">
            <text:p>None</text:p>
          </table:table-cell>
          <table:table-cell table:number-columns-repeated="56"/>
        </table:table-row>
        <table:table-row table:style-name="ro29">
          <table:table-cell table:style-name="ce1" office:value-type="string" calcext:value-type="string">
            <text:p>面接マナー自習</text:p>
          </table:table-cell>
          <table:table-cell table:style-name="ce1" office:value-type="string" calcext:value-type="string">
            <text:p>書類選考</text:p>
          </table:table-cell>
          <table:table-cell table:style-name="ce1" office:value-type="string" calcext:value-type="string">
            <text:p>Xseeds担当者リーダ</text:p>
          </table:table-cell>
          <table:table-cell table:style-name="ce1" office:value-type="string" calcext:value-type="string">
            <text:p>面接マナー学習状況の記入</text:p>
          </table:table-cell>
          <table:table-cell table:style-name="ce1" office:value-type="string" calcext:value-type="string">
            <text:p>・未内定TCにレビュー状況の記入を指示</text:p>
          </table:table-cell>
          <table:table-cell table:style-name="ce1" office:value-type="float" office:value="0.5" calcext:value-type="float">
            <text:p>0.5</text:p>
          </table:table-cell>
          <table:table-cell table:style-name="ce1" office:value-type="string" calcext:value-type="string">
            <text:p>時間</text:p>
          </table:table-cell>
          <table:table-cell table:style-name="ce1" office:value-type="string" calcext:value-type="string">
            <text:p>None</text:p>
          </table:table-cell>
          <table:table-cell table:number-columns-repeated="56"/>
        </table:table-row>
        <table:table-row table:style-name="ro27">
          <table:table-cell table:style-name="ce1" office:value-type="string" calcext:value-type="string">
            <text:p>面接基本練習</text:p>
          </table:table-cell>
          <table:table-cell table:style-name="ce1" office:value-type="string" calcext:value-type="string">
            <text:p>書類選考</text:p>
          </table:table-cell>
          <table:table-cell table:style-name="ce1" office:value-type="string" calcext:value-type="string">
            <text:p>Xseeds担当者リーダ</text:p>
          </table:table-cell>
          <table:table-cell table:style-name="ce1" office:value-type="string" calcext:value-type="string">
            <text:p>参加学生数をみて、各大学への割り振りを決定する</text:p>
            <text:p>（割り振り比　HUST:VNU:DUT:UIT=1:1:1:1）</text:p>
          </table:table-cell>
          <table:table-cell table:style-name="ce1" office:value-type="string" calcext:value-type="string">
            <text:p>・面接担当決定（予約表に名前を記入）</text:p>
          </table:table-cell>
          <table:table-cell table:style-name="ce1" office:value-type="float" office:value="0.5" calcext:value-type="float">
            <text:p>0.5</text:p>
          </table:table-cell>
          <table:table-cell table:style-name="ce1" office:value-type="string" calcext:value-type="string">
            <text:p>時間</text:p>
          </table:table-cell>
          <table:table-cell table:style-name="ce1" office:value-type="string" calcext:value-type="string">
            <text:p>None</text:p>
          </table:table-cell>
          <table:table-cell table:number-columns-repeated="56"/>
        </table:table-row>
        <table:table-row table:style-name="ro30">
          <table:table-cell table:style-name="ce1" office:value-type="string" calcext:value-type="string">
            <text:p>会社説明会実施日の前日・当日に日程リマインド・URL共有</text:p>
          </table:table-cell>
          <table:table-cell table:style-name="ce1" office:value-type="string" calcext:value-type="string">
            <text:p>会社説明会準備</text:p>
          </table:table-cell>
          <table:table-cell table:style-name="ce1" office:value-type="string" calcext:value-type="string">
            <text:p>Xseeds管理者</text:p>
          </table:table-cell>
          <table:table-cell table:style-name="ce1" office:value-type="string" calcext:value-type="string">
            <text:p>実施日の前日・当日にFBグループにて日程リマインド・URL共有</text:p>
            <text:p/>
            <text:p>参考URL：リマインド投稿の例</text:p>
            <text:p>https://docs.google.com/spreadsheets/d/1r8aLx1gAnlXr__ZzS0GJW27zla3wdQr-EV-dDFuy6GY/edit#gid=1101682089</text:p>
          </table:table-cell>
          <table:table-cell table:style-name="ce4"/>
          <table:table-cell table:style-name="ce1" office:value-type="float" office:value="0.25" calcext:value-type="float">
            <text:p>0.25</text:p>
          </table:table-cell>
          <table:table-cell table:style-name="ce1" office:value-type="string" calcext:value-type="string">
            <text:p>時間</text:p>
          </table:table-cell>
          <table:table-cell table:style-name="ce1" office:value-type="string" calcext:value-type="string">
            <text:p>None</text:p>
          </table:table-cell>
          <table:table-cell table:number-columns-repeated="56"/>
        </table:table-row>
        <table:table-row table:style-name="ro31">
          <table:table-cell table:style-name="ce1" office:value-type="string" calcext:value-type="string">
            <text:p>会社説明会ＵＲＬ発行・送付</text:p>
          </table:table-cell>
          <table:table-cell table:style-name="ce1" office:value-type="string" calcext:value-type="string">
            <text:p>会社説明会準備</text:p>
          </table:table-cell>
          <table:table-cell table:style-name="ce1" office:value-type="string" calcext:value-type="string">
            <text:p>Xseeds管理者</text:p>
          </table:table-cell>
          <table:table-cell table:style-name="ce1" office:value-type="string" calcext:value-type="string">
            <text:p>説明会のＵＲＬを発行（5社以上はズームプロアカウント転換後発行）</text:p>
            <text:p>メール、スラックなど企業との連絡ツールにて説明会のＵＲＬを共有</text:p>
            <text:p>開始15分前の事前打ち合わせ依頼</text:p>
            <text:p>注意点：4社までは下記のプロアカウントを利用</text:p>
            <text:p>TC Ngan</text:p>
            <text:p>GEU Zoom A + Zoom B + Zoom C</text:p>
            <text:p/>
            <text:p>関連者：営業担当者と連</text:p>
            <text:p/>
            <text:p>参考URL：Zoom acc (E欄)</text:p>
            <text:p>https://docs.google.com/spreadsheets/d/1D_ryyMOyhZszO3kDA9DIxWMWGpI7dKndkeT4eNMKwvg/edit#gid=0</text:p>
            <text:p>・文例　3行目</text:p>
            <text:p>https://docs.google.com/spreadsheets/d/1tALR3vh3JXPaKNtePwLoS7dpMW1wXIXs_3kKsDuoYeY/edit#gid=0</text:p>
          </table:table-cell>
          <table:table-cell table:style-name="ce4"/>
          <table:table-cell table:style-name="ce1" office:value-type="float" office:value="1" calcext:value-type="float">
            <text:p>1</text:p>
          </table:table-cell>
          <table:table-cell table:style-name="ce1" office:value-type="string" calcext:value-type="string">
            <text:p>時間</text:p>
          </table:table-cell>
          <table:table-cell table:style-name="ce1" office:value-type="string" calcext:value-type="string">
            <text:p>None</text:p>
          </table:table-cell>
          <table:table-cell table:number-columns-repeated="56"/>
        </table:table-row>
        <table:table-row table:style-name="ro32">
          <table:table-cell table:style-name="ce1" office:value-type="string" calcext:value-type="string">
            <text:p>会社説明会事前打ち合わせに参加</text:p>
          </table:table-cell>
          <table:table-cell table:style-name="ce1" office:value-type="string" calcext:value-type="string">
            <text:p>会社説明会準備</text:p>
          </table:table-cell>
          <table:table-cell table:style-name="ce1" office:value-type="string" calcext:value-type="string">
            <text:p>Xseeds管理者</text:p>
          </table:table-cell>
          <table:table-cell table:style-name="ce1" office:value-type="string" calcext:value-type="string">
            <text:p>接続テスト </text:p>
            <text:p>説明会の流れ・雰囲気を説明</text:p>
          </table:table-cell>
          <table:table-cell table:style-name="ce4"/>
          <table:table-cell table:style-name="ce1" office:value-type="float" office:value="2" calcext:value-type="float">
            <text:p>2</text:p>
          </table:table-cell>
          <table:table-cell table:style-name="ce1" office:value-type="string" calcext:value-type="string">
            <text:p>時間</text:p>
          </table:table-cell>
          <table:table-cell table:style-name="ce1" office:value-type="string" calcext:value-type="string">
            <text:p>企業数</text:p>
          </table:table-cell>
          <table:table-cell table:number-columns-repeated="56"/>
        </table:table-row>
        <table:table-row table:style-name="ro18">
          <table:table-cell table:style-name="ce1" office:value-type="string" calcext:value-type="string">
            <text:p>会社説明会前の通訳へのリマインド </text:p>
          </table:table-cell>
          <table:table-cell table:style-name="ce1" office:value-type="string" calcext:value-type="string">
            <text:p>会社説明会準備</text:p>
          </table:table-cell>
          <table:table-cell table:style-name="ce1" office:value-type="string" calcext:value-type="string">
            <text:p>Xseeds管理者</text:p>
          </table:table-cell>
          <table:table-cell table:style-name="ce1" office:value-type="string" calcext:value-type="string">
            <text:p>Slackかメールにて日程、ＵＲＬをリマインド</text:p>
            <text:p>注意点：</text:p>
            <text:p>社内通訳：Slack運営板にて</text:p>
            <text:p>外部通訳：メールにて</text:p>
          </table:table-cell>
          <table:table-cell table:style-name="ce4"/>
          <table:table-cell table:style-name="ce1" office:value-type="float" office:value="1" calcext:value-type="float">
            <text:p>1</text:p>
          </table:table-cell>
          <table:table-cell table:style-name="ce1" office:value-type="string" calcext:value-type="string">
            <text:p>時間</text:p>
          </table:table-cell>
          <table:table-cell table:style-name="ce1" office:value-type="string" calcext:value-type="string">
            <text:p>None</text:p>
          </table:table-cell>
          <table:table-cell table:number-columns-repeated="56"/>
        </table:table-row>
        <table:table-row table:style-name="ro13">
          <table:table-cell table:style-name="ce1" office:value-type="string" calcext:value-type="string">
            <text:p>会社説明会日程をＪＦカレンダー追加 </text:p>
          </table:table-cell>
          <table:table-cell table:style-name="ce1" office:value-type="string" calcext:value-type="string">
            <text:p>会社説明会準備</text:p>
          </table:table-cell>
          <table:table-cell table:style-name="ce1" office:value-type="string" calcext:value-type="string">
            <text:p>Xseeds管理者</text:p>
          </table:table-cell>
          <table:table-cell table:style-name="ce1" office:value-type="string" calcext:value-type="string">
            <text:p>xseeds Hubカレンダーに説明会の日程を追加 </text:p>
            <text:p>カレンダーの概要に下記の情報を記入： </text:p>
            <text:p>・説明会日時 </text:p>
            <text:p>・URＬ</text:p>
          </table:table-cell>
          <table:table-cell table:style-name="ce4"/>
          <table:table-cell table:style-name="ce1" office:value-type="float" office:value="0.5" calcext:value-type="float">
            <text:p>0.5</text:p>
          </table:table-cell>
          <table:table-cell table:style-name="ce1" office:value-type="string" calcext:value-type="string">
            <text:p>時間</text:p>
          </table:table-cell>
          <table:table-cell table:style-name="ce1" office:value-type="string" calcext:value-type="string">
            <text:p>None</text:p>
          </table:table-cell>
          <table:table-cell table:number-columns-repeated="56"/>
        </table:table-row>
        <table:table-row table:style-name="ro33">
          <table:table-cell table:style-name="ce1" office:value-type="string" calcext:value-type="string">
            <text:p>企業説明会運営</text:p>
          </table:table-cell>
          <table:table-cell table:style-name="ce1" office:value-type="string" calcext:value-type="string">
            <text:p>会社説明会実施</text:p>
          </table:table-cell>
          <table:table-cell table:style-name="ce1" office:value-type="string" calcext:value-type="string">
            <text:p>Xseeds管理者</text:p>
          </table:table-cell>
          <table:table-cell table:style-name="ce1" office:value-type="string" calcext:value-type="string">
            <text:p>・推薦学生リスト作成</text:p>
            <text:p>・説明会実施中の学生対応・司会進行</text:p>
            <text:p>・説明会実施中の学生対応・録画</text:p>
            <text:p/>
            <text:p>FBグループにて参加できない学生に録画ビデオを共有　（ドライブにて）</text:p>
            <text:p>注意点：会社メールの個人ドライブに保存して、2~3週間後社内サーバーに移す</text:p>
            <text:p>参考URL：説明会ビデオの例</text:p>
            <text:p>FBグループリスト</text:p>
            <text:p>サーバーIP：192.168.0.10</text:p>
            <text:p>https://drive.google.com/file/d/1QQGqLcym4TZY3jB3JHtOM6YxiLOHZyca/view?fbclid=IwAR1jZntY2xRO8DC268sVuV4Sohw7MNpWUzZzdaNI0EgPIqYNTFhsjaBJStA </text:p>
            <text:p>・説明会実施中の企業対応・司会進行</text:p>
            <text:p>・説明会実施中の企業対応・タイムキーパー</text:p>
            <text:p>・説明会実施中の企業対応・学生の名前＋質問のメモ</text:p>
            <text:p>説明会出席シートに記載</text:p>
            <text:p>参考URL：例</text:p>
            <text:p>https://docs.google.com/spreadsheets/d/1AGHeuu14Bk6cneruzdDmwR4-zZVz5b_VMpQhSbitx6g/edit#gid=338482809 </text:p>
          </table:table-cell>
          <table:table-cell table:style-name="ce1" office:value-type="string" calcext:value-type="string">
            <text:p>・推薦学生リスト作成 </text:p>
            <text:p>・説明会実施中の学生対応・司会進行 </text:p>
            <text:p>・説明会実施中の学生対応・録画 </text:p>
            <text:p>・説明会実施中の企業対応・司会進行 </text:p>
            <text:p>・説明会実施中の企業対応・タイムキーパー </text:p>
            <text:p>・説明会実施中の企業対応・学生の名前＋質問のメモ</text:p>
          </table:table-cell>
          <table:table-cell table:style-name="ce1" office:value-type="float" office:value="2" calcext:value-type="float">
            <text:p>2</text:p>
          </table:table-cell>
          <table:table-cell table:style-name="ce1" office:value-type="string" calcext:value-type="string">
            <text:p>時間</text:p>
          </table:table-cell>
          <table:table-cell table:style-name="ce1" office:value-type="string" calcext:value-type="string">
            <text:p>企業数</text:p>
          </table:table-cell>
          <table:table-cell table:number-columns-repeated="56"/>
        </table:table-row>
        <table:table-row table:style-name="ro13">
          <table:table-cell table:style-name="ce1" office:value-type="string" calcext:value-type="string">
            <text:p>1次面接練習</text:p>
          </table:table-cell>
          <table:table-cell table:style-name="ce1" office:value-type="string" calcext:value-type="string">
            <text:p>1次面接向けの準備</text:p>
          </table:table-cell>
          <table:table-cell table:style-name="ce1" office:value-type="string" calcext:value-type="string">
            <text:p>Xseeds担当者リーダ</text:p>
          </table:table-cell>
          <table:table-cell table:style-name="ce1" office:value-type="string" calcext:value-type="string">
            <text:p>参加学生数をみて、各大学への割り振りを決定する</text:p>
            <text:p>（割り振り比　HUST:VNU:DUT:UIT=1:1:1:1）</text:p>
            <text:p>通訳の有無を決定する</text:p>
            <text:p>面接準備物提出確認、催促</text:p>
          </table:table-cell>
          <table:table-cell table:style-name="ce1" office:value-type="string" calcext:value-type="string">
            <text:p>・面接担当決定（予約表に名前を記入）</text:p>
            <text:p>・通訳の有無を記載</text:p>
            <text:p>・面接の準備物の提出確認</text:p>
          </table:table-cell>
          <table:table-cell table:style-name="ce1" office:value-type="float" office:value="0.5" calcext:value-type="float">
            <text:p>0.5</text:p>
          </table:table-cell>
          <table:table-cell table:style-name="ce1" office:value-type="string" calcext:value-type="string">
            <text:p>時間</text:p>
          </table:table-cell>
          <table:table-cell table:style-name="ce1" office:value-type="string" calcext:value-type="string">
            <text:p>None</text:p>
          </table:table-cell>
          <table:table-cell table:number-columns-repeated="56"/>
        </table:table-row>
        <table:table-row table:style-name="ro34">
          <table:table-cell table:style-name="ce1" office:value-type="string" calcext:value-type="string">
            <text:p>2次面接練習</text:p>
          </table:table-cell>
          <table:table-cell table:style-name="ce1" office:value-type="string" calcext:value-type="string">
            <text:p>2次面接向けの準備</text:p>
          </table:table-cell>
          <table:table-cell table:style-name="ce1" office:value-type="string" calcext:value-type="string">
            <text:p>Xseeds担当者リーダ</text:p>
          </table:table-cell>
          <table:table-cell table:style-name="ce1" office:value-type="string" calcext:value-type="string">
            <text:p>参加学生数をみて、各大学への割り振りを決定する</text:p>
            <text:p>（割り振り比　HUST:VNU:DUT:UIT=1:1:1:1）</text:p>
            <text:p>通訳の有無を決定する</text:p>
            <text:p>面接準備物提出確認、催促</text:p>
          </table:table-cell>
          <table:table-cell table:style-name="ce1" office:value-type="string" calcext:value-type="string">
            <text:p>・面接担当決定（予約表に名前を記入）</text:p>
            <text:p>・通訳の有無を記載</text:p>
            <text:p>・面接の準備物の提出確認</text:p>
          </table:table-cell>
          <table:table-cell table:style-name="ce1" office:value-type="float" office:value="0.5" calcext:value-type="float">
            <text:p>0.5</text:p>
          </table:table-cell>
          <table:table-cell table:style-name="ce1" office:value-type="string" calcext:value-type="string">
            <text:p>時間</text:p>
          </table:table-cell>
          <table:table-cell table:style-name="ce1" office:value-type="string" calcext:value-type="string">
            <text:p>None</text:p>
          </table:table-cell>
          <table:table-cell table:number-columns-repeated="56"/>
        </table:table-row>
        <table:table-row table:style-name="ro35">
          <table:table-cell table:style-name="ce1" office:value-type="string" calcext:value-type="string">
            <text:p>企業分析WS実施</text:p>
          </table:table-cell>
          <table:table-cell table:style-name="ce1" office:value-type="string" calcext:value-type="string">
            <text:p>書類選考</text:p>
          </table:table-cell>
          <table:table-cell table:style-name="ce1" office:value-type="string" calcext:value-type="string">
            <text:p>Xseeds担当者リーダ</text:p>
          </table:table-cell>
          <table:table-cell table:style-name="ce1" office:value-type="string" calcext:value-type="string">
            <text:p>企業分析ワークショップ事前案内：ワークショップの対象企業,日時が共有された</text:p>
            <text:p>参加学生数決定：JF管理者から企業分析ワークショップ参加学生数が共有された</text:p>
            <text:p>参加人数決定：学生5名に対して、xseedsHub担当者1名が参加してしる</text:p>
            <text:p>各大学への割り振り数決定：xseedsHub担当者が面接練習1回目の各大学,TCへの割り振り数を把握している</text:p>
            <text:p>（割り振り比　TC:HUST:VNU:DUT:UIT=4:1:1:1:1）</text:p>
            <text:p>WS参加：❽担当者管理表に各大学の割り振り数を記入している</text:p>
          </table:table-cell>
          <table:table-cell table:style-name="ce1" office:value-type="string" calcext:value-type="string">
            <text:p>・企業分析ワークショップ事前案内</text:p>
            <text:p>・参加学生数決定</text:p>
            <text:p>・参加人数決定</text:p>
            <text:p>・各大学への割り振り数決定</text:p>
            <text:p>・WS参加</text:p>
          </table:table-cell>
          <table:table-cell table:style-name="ce1" office:value-type="float" office:value="1" calcext:value-type="float">
            <text:p>1</text:p>
          </table:table-cell>
          <table:table-cell table:style-name="ce1" office:value-type="string" calcext:value-type="string">
            <text:p>時間</text:p>
          </table:table-cell>
          <table:table-cell table:style-name="ce1" office:value-type="string" calcext:value-type="string">
            <text:p>企業数</text:p>
          </table:table-cell>
          <table:table-cell table:number-columns-repeated="56"/>
        </table:table-row>
        <table:table-row table:style-name="ro18">
          <table:table-cell table:style-name="ce1" office:value-type="string" calcext:value-type="string">
            <text:p>企業分析WSの参加者決定</text:p>
          </table:table-cell>
          <table:table-cell table:style-name="ce1" office:value-type="string" calcext:value-type="string">
            <text:p>会社説明会実施</text:p>
          </table:table-cell>
          <table:table-cell table:style-name="ce1" office:value-type="string" calcext:value-type="string">
            <text:p>Xseeds管理者</text:p>
          </table:table-cell>
          <table:table-cell table:style-name="ce1" office:value-type="string" calcext:value-type="string">
            <text:p>xseedsHubビデオを該当Slackで共有した</text:p>
          </table:table-cell>
          <table:table-cell table:style-name="ce4"/>
          <table:table-cell table:style-name="ce1" office:value-type="float" office:value="0.25" calcext:value-type="float">
            <text:p>0.25</text:p>
          </table:table-cell>
          <table:table-cell table:style-name="ce1" office:value-type="string" calcext:value-type="string">
            <text:p>時間</text:p>
          </table:table-cell>
          <table:table-cell table:style-name="ce1" office:value-type="string" calcext:value-type="string">
            <text:p>企業数</text:p>
          </table:table-cell>
          <table:table-cell table:number-columns-repeated="56"/>
        </table:table-row>
        <table:table-row table:style-name="ro36">
          <table:table-cell table:style-name="ce1" office:value-type="string" calcext:value-type="string">
            <text:p>面接基本練習展開・フォロー</text:p>
          </table:table-cell>
          <table:table-cell table:style-name="ce1" office:value-type="string" calcext:value-type="string">
            <text:p>書類選考</text:p>
          </table:table-cell>
          <table:table-cell table:style-name="ce1" office:value-type="string" calcext:value-type="string">
            <text:p>Xseeds管理者</text:p>
          </table:table-cell>
          <table:table-cell table:style-name="ce1" office:value-type="string" calcext:value-type="string">
            <text:p>注意点：スカラシップ学生を参加してもらうようにしっかりとフォロー（２回目～３回目も同様）</text:p>
            <text:p>その他全体フォロー（学生への準備案内、スラックグループへの参加確認、緊急連絡のサポートなど）</text:p>
            <text:p/>
            <text:p>参考URL：</text:p>
            <text:p>・スケジュールの例・xseeds Hubフォルダー</text:p>
            <text:p>https://docs.google.com/spreadsheets/d/16g11mSr3id_m8EdBC5WdXki_eqfT_9Ns9bTVuy19fS4/edit#gid=643500676</text:p>
            <text:p>・FBグループリスト：</text:p>
            <text:p>https://docs.google.com/spreadsheets/d/1r8aLx1gAnlXr__ZzS0GJW27zla3wdQr-EV-dDFuy6GY/edit#gid=1637624690</text:p>
            <text:p>・マニュアル：</text:p>
            <text:p>https://docs.google.com/spreadsheets/d/1_lKFiGEj3xcUXzXzjksH73qH4-cJk9VcrdNgn2Oba88/edit#gid=938675645</text:p>
            <text:p>・Slack運営板：</text:p>
            <text:p>https://www.chatwork.com/g/btaqpw8x2l2n66</text:p>
          </table:table-cell>
          <table:table-cell table:style-name="ce1" office:value-type="string" calcext:value-type="string">
            <text:p>・予約シート作成</text:p>
            <text:p>・学生にFBグループにて展開・督促</text:p>
            <text:p>・xseeds Hub担当者リーダーと連携して担当者アサイン（JP教師）</text:p>
          </table:table-cell>
          <table:table-cell table:style-name="ce1" office:value-type="float" office:value="2" calcext:value-type="float">
            <text:p>2</text:p>
          </table:table-cell>
          <table:table-cell table:style-name="ce1" office:value-type="string" calcext:value-type="string">
            <text:p>時間</text:p>
          </table:table-cell>
          <table:table-cell table:style-name="ce1" office:value-type="string" calcext:value-type="string">
            <text:p>None</text:p>
          </table:table-cell>
          <table:table-cell table:number-columns-repeated="56"/>
        </table:table-row>
        <table:table-row table:style-name="ro27">
          <table:table-cell table:style-name="ce1" office:value-type="string" calcext:value-type="string">
            <text:p>SCPで学生のレジュメを公開</text:p>
          </table:table-cell>
          <table:table-cell table:style-name="ce1" office:value-type="string" calcext:value-type="string">
            <text:p>書類選考</text:p>
          </table:table-cell>
          <table:table-cell table:style-name="ce1" office:value-type="string" calcext:value-type="string">
            <text:p>Xseeds管理者</text:p>
          </table:table-cell>
          <table:table-cell table:style-name="ce1" office:value-type="string" calcext:value-type="string">
            <text:p>[SCPAdmin画面]</text:p>
            <text:p>選考会イベント→　設定→　Agent　画面設定　→学生一覧 閲覧可　ON</text:p>
          </table:table-cell>
          <table:table-cell table:style-name="ce4"/>
          <table:table-cell table:style-name="ce1" office:value-type="float" office:value="0.25" calcext:value-type="float">
            <text:p>0.25</text:p>
          </table:table-cell>
          <table:table-cell table:style-name="ce1" office:value-type="string" calcext:value-type="string">
            <text:p>時間</text:p>
          </table:table-cell>
          <table:table-cell table:style-name="ce1" office:value-type="string" calcext:value-type="string">
            <text:p>企業数</text:p>
          </table:table-cell>
          <table:table-cell table:number-columns-repeated="56"/>
        </table:table-row>
        <table:table-row table:style-name="ro37">
          <table:table-cell table:style-name="ce1" office:value-type="string" calcext:value-type="string">
            <text:p>企業にＳＣＰ公開を知らせ</text:p>
          </table:table-cell>
          <table:table-cell table:style-name="ce1" office:value-type="string" calcext:value-type="string">
            <text:p>書類選考</text:p>
          </table:table-cell>
          <table:table-cell table:style-name="ce1" office:value-type="string" calcext:value-type="string">
            <text:p>Xseeds管理者</text:p>
          </table:table-cell>
          <table:table-cell table:style-name="ce1" office:value-type="string" calcext:value-type="string">
            <text:p>メール、スラックなど企業との連絡ツールにて</text:p>
            <text:p>参考URL：SCP公開案内メール例</text:p>
            <text:p>https://drive.google.com/file/d/148_pdaZ5n_jhXmMG6t0Z8Rwj_KNEaEni/view?usp=sharing</text:p>
          </table:table-cell>
          <table:table-cell table:style-name="ce4"/>
          <table:table-cell table:style-name="ce1" office:value-type="float" office:value="0.25" calcext:value-type="float">
            <text:p>0.25</text:p>
          </table:table-cell>
          <table:table-cell table:style-name="ce1" office:value-type="string" calcext:value-type="string">
            <text:p>時間</text:p>
          </table:table-cell>
          <table:table-cell table:style-name="ce1" office:value-type="string" calcext:value-type="string">
            <text:p>企業数</text:p>
          </table:table-cell>
          <table:table-cell table:number-columns-repeated="56"/>
        </table:table-row>
        <table:table-row table:style-name="ro27">
          <table:table-cell table:style-name="ce1" office:value-type="string" calcext:value-type="string">
            <text:p>書類選考段階で企業の希望による情報提供</text:p>
          </table:table-cell>
          <table:table-cell table:style-name="ce1" office:value-type="string" calcext:value-type="string">
            <text:p>書類選考</text:p>
          </table:table-cell>
          <table:table-cell table:style-name="ce1" office:value-type="string" calcext:value-type="string">
            <text:p>Xseeds管理者</text:p>
          </table:table-cell>
          <table:table-cell table:style-name="ce1" office:value-type="string" calcext:value-type="string">
            <text:p>事前課題・職種希望リストなどがあれば併せて提出</text:p>
            <text:p>適性検査結果と応募者一覧を送付</text:p>
          </table:table-cell>
          <table:table-cell table:style-name="ce4"/>
          <table:table-cell table:style-name="ce1" office:value-type="float" office:value="0.25" calcext:value-type="float">
            <text:p>0.25</text:p>
          </table:table-cell>
          <table:table-cell table:style-name="ce1" office:value-type="string" calcext:value-type="string">
            <text:p>時間</text:p>
          </table:table-cell>
          <table:table-cell table:style-name="ce1" office:value-type="string" calcext:value-type="string">
            <text:p>企業数</text:p>
          </table:table-cell>
          <table:table-cell table:number-columns-repeated="56"/>
        </table:table-row>
        <table:table-row table:style-name="ro38">
          <table:table-cell table:style-name="ce1" office:value-type="string" calcext:value-type="string">
            <text:p>一次面接スケジュール案内</text:p>
          </table:table-cell>
          <table:table-cell table:style-name="ce1" office:value-type="string" calcext:value-type="string">
            <text:p>書類選考</text:p>
          </table:table-cell>
          <table:table-cell table:style-name="ce1" office:value-type="string" calcext:value-type="string">
            <text:p>Xseeds管理者</text:p>
          </table:table-cell>
          <table:table-cell table:style-name="ce1" office:value-type="string" calcext:value-type="string">
            <text:p>xseeds Hubフォルダーにてスケジュールの例を作成</text:p>
            <text:p>企業にメール、スラックなど企業との連絡ツールにて送付</text:p>
            <text:p>参考URL：スケジュールの例・フォルダーは４８行目参照</text:p>
            <text:p>https://docs.google.com/spreadsheets/d/16g11mSr3id_m8EdBC5WdXki_eqfT_9Ns9bTVuy19fS4/edit#gid=643500676</text:p>
          </table:table-cell>
          <table:table-cell table:style-name="ce4"/>
          <table:table-cell table:style-name="ce1" office:value-type="float" office:value="0.25" calcext:value-type="float">
            <text:p>0.25</text:p>
          </table:table-cell>
          <table:table-cell table:style-name="ce1" office:value-type="string" calcext:value-type="string">
            <text:p>時間</text:p>
          </table:table-cell>
          <table:table-cell table:style-name="ce1" office:value-type="string" calcext:value-type="string">
            <text:p>企業数</text:p>
          </table:table-cell>
          <table:table-cell table:number-columns-repeated="56"/>
        </table:table-row>
        <table:table-row table:style-name="ro39">
          <table:table-cell table:style-name="ce1" office:value-type="string" calcext:value-type="string">
            <text:p>教師推薦</text:p>
          </table:table-cell>
          <table:table-cell table:style-name="ce1" office:value-type="string" calcext:value-type="string">
            <text:p>書類選考</text:p>
          </table:table-cell>
          <table:table-cell table:style-name="ce1" office:value-type="string" calcext:value-type="string">
            <text:p>Xseeds担当者リーダ</text:p>
          </table:table-cell>
          <table:table-cell table:style-name="ce1" office:value-type="string" calcext:value-type="string">
            <text:p>教師推薦学生リストに以下の情報が記入されている</text:p>
            <text:p>- 大学名</text:p>
            <text:p>- 学生名</text:p>
            <text:p>- SCP Link(agentサイトから)</text:p>
            <text:p>- 推薦理由</text:p>
            <text:p/>
            <text:p>以下が記入されている</text:p>
            <text:p>‐該当xseedsHub　例）2021年7月xseedsHub</text:p>
            <text:p>‐企業名</text:p>
            <text:p>‐推薦文</text:p>
          </table:table-cell>
          <table:table-cell table:style-name="ce1" office:value-type="string" calcext:value-type="string">
            <text:p>・各企業ごとの教師推薦学生リストを作成と推薦文をSCPの運営者コメント欄にペースト</text:p>
            <text:p>・xseedsHub担当者</text:p>
            <text:p>・各企業ごとの教師推薦学生リストを作成して営業に伝える</text:p>
          </table:table-cell>
          <table:table-cell table:style-name="ce1" office:value-type="float" office:value="3" calcext:value-type="float">
            <text:p>3</text:p>
          </table:table-cell>
          <table:table-cell table:style-name="ce1" office:value-type="string" calcext:value-type="string">
            <text:p>時間</text:p>
          </table:table-cell>
          <table:table-cell table:style-name="ce1" office:value-type="string" calcext:value-type="string">
            <text:p>企業数</text:p>
          </table:table-cell>
          <table:table-cell table:number-columns-repeated="56"/>
        </table:table-row>
        <table:table-row table:style-name="ro40">
          <table:table-cell table:style-name="ce1" office:value-type="string" calcext:value-type="string">
            <text:p>企業への通過理由ヒアリング</text:p>
          </table:table-cell>
          <table:table-cell table:style-name="ce1" office:value-type="string" calcext:value-type="string">
            <text:p>書類選考</text:p>
          </table:table-cell>
          <table:table-cell table:style-name="ce1" office:value-type="string" calcext:value-type="string">
            <text:p>企業担当者</text:p>
          </table:table-cell>
          <table:table-cell table:style-name="ce1" office:value-type="string" calcext:value-type="string">
            <text:p>・企業側に依頼をして通貨理由をヒアリング</text:p>
            <text:p>企業側関係者から書類選考の結果に対しの通過理由をもらった</text:p>
            <text:p>・進捗ファイル更新（1次面接準備）</text:p>
            <text:p>TCチームが、SCPの学生ページの運営コメントに通過理由を記載する</text:p>
          </table:table-cell>
          <table:table-cell table:style-name="ce1" office:value-type="string" calcext:value-type="string">
            <text:p>・企業側に依頼をして通貨理由をヒアリング</text:p>
            <text:p>・進捗ファイル更新（1次面接準備）</text:p>
          </table:table-cell>
          <table:table-cell table:style-name="ce1" office:value-type="float" office:value="1" calcext:value-type="float">
            <text:p>1</text:p>
          </table:table-cell>
          <table:table-cell table:style-name="ce1" office:value-type="string" calcext:value-type="string">
            <text:p>時間</text:p>
          </table:table-cell>
          <table:table-cell table:style-name="ce1" office:value-type="string" calcext:value-type="string">
            <text:p>企業数</text:p>
          </table:table-cell>
          <table:table-cell table:number-columns-repeated="56"/>
        </table:table-row>
        <table:table-row table:style-name="ro23">
          <table:table-cell table:style-name="ce1" office:value-type="string" calcext:value-type="string">
            <text:p>書類選考の通過者がマックスでない場合、各大学のJF担当者から推薦者を募り、企業に提案</text:p>
          </table:table-cell>
          <table:table-cell table:style-name="ce1" office:value-type="string" calcext:value-type="string">
            <text:p>書類選考</text:p>
          </table:table-cell>
          <table:table-cell table:style-name="ce1" office:value-type="string" calcext:value-type="string">
            <text:p>企業担当者</text:p>
          </table:table-cell>
          <table:table-cell table:style-name="ce1" office:value-type="string" calcext:value-type="string">
            <text:p>・各大学のJF担当者は推薦アクションを実施する　※いない場合には、いないでもOK</text:p>
            <text:p>・推薦者と推薦コメントが確認できる</text:p>
          </table:table-cell>
          <table:table-cell table:style-name="ce4"/>
          <table:table-cell table:style-name="ce1" office:value-type="float" office:value="0.25" calcext:value-type="float">
            <text:p>0.25</text:p>
          </table:table-cell>
          <table:table-cell table:style-name="ce1" office:value-type="string" calcext:value-type="string">
            <text:p>時間</text:p>
          </table:table-cell>
          <table:table-cell table:style-name="ce1" office:value-type="string" calcext:value-type="string">
            <text:p>企業数</text:p>
          </table:table-cell>
          <table:table-cell table:number-columns-repeated="56"/>
        </table:table-row>
        <table:table-row table:style-name="ro41">
          <table:table-cell table:style-name="ce1" office:value-type="string" calcext:value-type="string">
            <text:p>各企業数に応じて、ＦＢチャットグループを作成、書類選考結果を通知</text:p>
          </table:table-cell>
          <table:table-cell table:style-name="ce1" office:value-type="string" calcext:value-type="string">
            <text:p>1次面接向けの準備</text:p>
          </table:table-cell>
          <table:table-cell table:style-name="ce1" office:value-type="string" calcext:value-type="string">
            <text:p>Xseeds管理者</text:p>
          </table:table-cell>
          <table:table-cell table:style-name="ce1" office:value-type="string" calcext:value-type="string">
            <text:p>通過者を追加</text:p>
            <text:p>各大学のxseeds Hub担当者を追加</text:p>
          </table:table-cell>
          <table:table-cell table:style-name="ce4"/>
          <table:table-cell table:style-name="ce1" office:value-type="float" office:value="0.25" calcext:value-type="float">
            <text:p>0.25</text:p>
          </table:table-cell>
          <table:table-cell table:style-name="ce1" office:value-type="string" calcext:value-type="string">
            <text:p>時間</text:p>
          </table:table-cell>
          <table:table-cell table:style-name="ce1" office:value-type="string" calcext:value-type="string">
            <text:p>企業数</text:p>
          </table:table-cell>
          <table:table-cell table:number-columns-repeated="56"/>
        </table:table-row>
        <table:table-row table:style-name="ro42">
          <table:table-cell table:style-name="ce1" office:value-type="string" calcext:value-type="string">
            <text:p>選考ポイントを学生に通知</text:p>
          </table:table-cell>
          <table:table-cell table:style-name="ce1" office:value-type="string" calcext:value-type="string">
            <text:p>1次面接向けの準備</text:p>
          </table:table-cell>
          <table:table-cell table:style-name="ce1" office:value-type="string" calcext:value-type="string">
            <text:p>Xseeds管理者</text:p>
          </table:table-cell>
          <table:table-cell table:style-name="ce1" office:value-type="string" calcext:value-type="string">
            <text:p>共有された選考ポイントを翻訳</text:p>
            <text:p>面接練習予約シートに貼る</text:p>
            <text:p>選考通過結果が出たら通過学生に共有</text:p>
            <text:p>参考URL：選考ポイント例</text:p>
            <text:p>https://docs.google.com/spreadsheets/d/1SMZuuNNOuvxZqkls4GoTe1jQIGBBCMNJjIEkSa2gFsg/edit#gid=736168</text:p>
          </table:table-cell>
          <table:table-cell table:style-name="ce4"/>
          <table:table-cell table:style-name="ce1" office:value-type="float" office:value="0.25" calcext:value-type="float">
            <text:p>0.25</text:p>
          </table:table-cell>
          <table:table-cell table:style-name="ce1" office:value-type="string" calcext:value-type="string">
            <text:p>時間</text:p>
          </table:table-cell>
          <table:table-cell table:style-name="ce1" office:value-type="string" calcext:value-type="string">
            <text:p>企業数</text:p>
          </table:table-cell>
          <table:table-cell table:number-columns-repeated="56"/>
        </table:table-row>
        <table:table-row table:style-name="ro43">
          <table:table-cell table:style-name="ce1" office:value-type="string" calcext:value-type="string">
            <text:p>1次面接向けの準備：学生の自己紹介等のスライドを回収企業に提出</text:p>
          </table:table-cell>
          <table:table-cell table:style-name="ce1" office:value-type="string" calcext:value-type="string">
            <text:p>1次面接向けの準備</text:p>
          </table:table-cell>
          <table:table-cell table:style-name="ce1" office:value-type="string" calcext:value-type="string">
            <text:p>Xseeds管理者</text:p>
          </table:table-cell>
          <table:table-cell table:style-name="ce1" office:value-type="string" calcext:value-type="string">
            <text:p>　以下に2点どちらかにする：</text:p>
            <text:p>・提出する日を面接対策後にするように企業と調整</text:p>
            <text:p>・面接対策実施日を提出前にするようにスケジュールを調整　</text:p>
          </table:table-cell>
          <table:table-cell table:style-name="ce4"/>
          <table:table-cell table:style-name="ce1" office:value-type="float" office:value="0.25" calcext:value-type="float">
            <text:p>0.25</text:p>
          </table:table-cell>
          <table:table-cell table:style-name="ce1" office:value-type="string" calcext:value-type="string">
            <text:p>時間</text:p>
          </table:table-cell>
          <table:table-cell table:style-name="ce1" office:value-type="string" calcext:value-type="string">
            <text:p>企業数</text:p>
          </table:table-cell>
          <table:table-cell table:number-columns-repeated="56"/>
        </table:table-row>
        <table:table-row table:style-name="ro44">
          <table:table-cell table:style-name="ce1" office:value-type="string" calcext:value-type="string">
            <text:p>一次面接対策展開・フォロー</text:p>
          </table:table-cell>
          <table:table-cell table:style-name="ce1" office:value-type="string" calcext:value-type="string">
            <text:p>1次面接向けの準備</text:p>
          </table:table-cell>
          <table:table-cell table:style-name="ce1" office:value-type="string" calcext:value-type="string">
            <text:p>Xseeds管理者</text:p>
          </table:table-cell>
          <table:table-cell table:style-name="ce1" office:value-type="string" calcext:value-type="string">
            <text:p>注意点：水曜日・木曜日・金曜日の予約枠を週明けより多く設定しておく</text:p>
            <text:p>　　　　自己紹介・プロジェクト説明のスライドや準備物の前日提出を学生に注意する</text:p>
            <text:p>　　　　予約期限は面接対策日の２日間前の15時までとなる。</text:p>
            <text:p>　　　　予約期限になったら、予約のない枠を削除しておく</text:p>
            <text:p>　　　　通訳のアサインはxseeds Hub担当者リーダー</text:p>
            <text:p/>
            <text:p>関連者：Sales + Biz + IT Teacherと連携</text:p>
            <text:p>参考URL：</text:p>
            <text:p>・予約シート例（学生用）</text:p>
            <text:p>https://docs.google.com/spreadsheets/d/1g_6lj0jPge5y3rJMNRK0t9wU3O3WjZGhGvCx07vHoT4/edit?fbclid=IwAR0tCPeXT_MdY3InfL9-nWOdC_S5Tk6e7FnfAjXrOeoUu61VgfBz9OeLVqo#gid=1206394362</text:p>
          </table:table-cell>
          <table:table-cell table:style-name="ce1" office:value-type="string" calcext:value-type="string">
            <text:p>・面接担当者のカレンダーを確認し、カレンダーで予約枠を押さえておく</text:p>
            <text:p>・通過者のFBチャットグループにて学生に展開・予約カレンダーで登録督促、準備物を案内する。</text:p>
            <text:p>・評価シート作成、カレンダーに通過会社・志望ポジション・一次面接の企業のコメントなどの情報も含めて、評価シートのリンクを入力する</text:p>
            <text:p>・面接担当者に事前に連絡し、面接対策の案内をする</text:p>
            <text:p>・通訳者の割り振りをする</text:p>
            <text:p>・通訳担当への案内（学生の準備物フォローなど）</text:p>
          </table:table-cell>
          <table:table-cell table:style-name="ce1" office:value-type="float" office:value="2" calcext:value-type="float">
            <text:p>2</text:p>
          </table:table-cell>
          <table:table-cell table:style-name="ce1" office:value-type="string" calcext:value-type="string">
            <text:p>時間</text:p>
          </table:table-cell>
          <table:table-cell table:style-name="ce1" office:value-type="string" calcext:value-type="string">
            <text:p>None</text:p>
          </table:table-cell>
          <table:table-cell table:number-columns-repeated="56"/>
        </table:table-row>
        <table:table-row table:style-name="ro45">
          <table:table-cell table:style-name="ce1" office:value-type="string" calcext:value-type="string">
            <text:p>1次面接向けの準備でオンライン面接環境確認（自宅から参加する学生を対象）</text:p>
          </table:table-cell>
          <table:table-cell table:style-name="ce1" office:value-type="string" calcext:value-type="string">
            <text:p>1次面接向けの準備</text:p>
          </table:table-cell>
          <table:table-cell table:style-name="ce1" office:value-type="string" calcext:value-type="string">
            <text:p>Xseeds管理者</text:p>
          </table:table-cell>
          <table:table-cell table:style-name="ce1" office:value-type="string" calcext:value-type="string">
            <text:p>接続テストを実施</text:p>
            <text:p>注意点：面接日の1日～3日前に実施</text:p>
          </table:table-cell>
          <table:table-cell table:style-name="ce1" office:value-type="string" calcext:value-type="string">
            <text:p>・接続</text:p>
            <text:p>・音声・映像</text:p>
            <text:p>・スライドやプロジェクトの画像共有</text:p>
            <text:p>・その他の注意（イヤホン準備、服装や姿勢など）</text:p>
          </table:table-cell>
          <table:table-cell table:style-name="ce1" office:value-type="float" office:value="2" calcext:value-type="float">
            <text:p>2</text:p>
          </table:table-cell>
          <table:table-cell table:style-name="ce1" office:value-type="string" calcext:value-type="string">
            <text:p>時間</text:p>
          </table:table-cell>
          <table:table-cell table:style-name="ce1" office:value-type="string" calcext:value-type="string">
            <text:p>企業数</text:p>
          </table:table-cell>
          <table:table-cell table:number-columns-repeated="56"/>
        </table:table-row>
        <table:table-row table:style-name="ro46">
          <table:table-cell table:style-name="ce1" office:value-type="string" calcext:value-type="string">
            <text:p>一次面接スケジュール公開</text:p>
          </table:table-cell>
          <table:table-cell table:style-name="ce1" office:value-type="string" calcext:value-type="string">
            <text:p>1次面接向けの準備</text:p>
          </table:table-cell>
          <table:table-cell table:style-name="ce1" office:value-type="string" calcext:value-type="string">
            <text:p>Xseeds管理者</text:p>
          </table:table-cell>
          <table:table-cell table:style-name="ce1" office:value-type="string" calcext:value-type="string">
            <text:p>・一次面接URL送付</text:p>
            <text:p>・書類選考通過者人数に合わせ一次面接スケジュール（タイムラインのみ）を作成</text:p>
            <text:p>・企業に共有し、確認・調整をしてもらう</text:p>
            <text:p>・企業が希望したタイムラインに基づき、面接順番を作成</text:p>
            <text:p>・FBチャットグループにて学生に一次面接スケジュールを共有し、面接順番を確認してもらう</text:p>
            <text:p>・確定した一次面接スケジュールをSCPにアップロード</text:p>
            <text:p>・学生にSCPにて自分の日程を確認してもらう</text:p>
            <text:p>・一次面接日の注意点・案内を前日にＦＢグループに送信</text:p>
            <text:p>以下の内容を伝える</text:p>
            <text:p>参考URL：メッセージの例</text:p>
            <text:p>https://docs.google.com/spreadsheets/d/1r8aLx1gAnlXr__ZzS0GJW27zla3wdQr-EV-dDFuy6GY/edit#gid=1651670391</text:p>
            <text:p>・開始15分前に接続テスト実施</text:p>
            <text:p>・面接URL発行・共有</text:p>
            <text:p>・その他注意点　（企業別の特定注意点） </text:p>
            <text:p>・企業向けの一次面接スケジュールを共有</text:p>
            <text:p>学生に確認したスケジュールをSCPにて確認することを案内 </text:p>
            <text:p>一次面接URL送付</text:p>
            <text:p>企業の希望ツールに応じてURLを発行（ズーム・ミートなど）</text:p>
            <text:p>面接日の前日前までに発行・共有</text:p>
            <text:p>企業にURLを共有</text:p>
            <text:p>注意点：4社以上はズームプロアカウント転換後発行・送付</text:p>
            <text:p>関連者：営業担当者と連携 </text:p>
          </table:table-cell>
          <table:table-cell table:style-name="ce1" office:value-type="string" calcext:value-type="string">
            <text:p>・一次面接URL送付</text:p>
            <text:p>・一次面接日の注意点・案内を前日にＦＢグループに送信</text:p>
            <text:p>・企業向けの一次面接スケジュールを共有 </text:p>
            <text:p>・一次面接URL送付</text:p>
          </table:table-cell>
          <table:table-cell table:style-name="ce1" office:value-type="float" office:value="1" calcext:value-type="float">
            <text:p>1</text:p>
          </table:table-cell>
          <table:table-cell table:style-name="ce1" office:value-type="string" calcext:value-type="string">
            <text:p>時間</text:p>
          </table:table-cell>
          <table:table-cell table:style-name="ce1" office:value-type="string" calcext:value-type="string">
            <text:p>企業数</text:p>
          </table:table-cell>
          <table:table-cell table:number-columns-repeated="56"/>
        </table:table-row>
        <table:table-row table:style-name="ro47">
          <table:table-cell table:style-name="ce1" office:value-type="string" calcext:value-type="string">
            <text:p>進捗ファイル更新（1次面接準備）</text:p>
          </table:table-cell>
          <table:table-cell table:style-name="ce1" office:value-type="string" calcext:value-type="string">
            <text:p>1次面接向けの準備</text:p>
          </table:table-cell>
          <table:table-cell table:style-name="ce1" office:value-type="string" calcext:value-type="string">
            <text:p>Xseeds管理者</text:p>
          </table:table-cell>
          <table:table-cell table:style-name="ce1" office:value-type="string" calcext:value-type="string">
            <text:p>・一次面接向けの準備で進捗管理ファイル更新</text:p>
            <text:p/>
            <text:p>参考URL：マスターファイル</text:p>
            <text:p>https://docs.google.com/spreadsheets/d/1XrPRRcolpohv1yoy_vgntdJ0X-LDFgg7swFvjmB5Xog/edit#gid=489204287</text:p>
            <text:p>・事前打ち合わせ、ヒアリングの時間等を管理する全体スケジュール</text:p>
            <text:p>・出席をとるための面接スケジュール</text:p>
            <text:p>・緊急連絡ための学生情報リスト（電話番号など）</text:p>
            <text:p>・企業情報（面接URL、面接室、担当者、注意点など）</text:p>
            <text:p>・一次面接向けの準備で進捗管理ファイル共有</text:p>
            <text:p>Slack運営板にて関係者への情報共有</text:p>
            <text:p>全体スケジュール・面接URLなど</text:p>
            <text:p>進捗管理ファイルを共有</text:p>
            <text:p>関連者：通訳、企業担当者、営業担当者、TCのサポートメンバー</text:p>
          </table:table-cell>
          <table:table-cell table:style-name="ce1" office:value-type="string" calcext:value-type="string">
            <text:p>・一次面接向けの準備で進捗管理ファイル更新</text:p>
            <text:p>・一次面接向けの準備で進捗管理ファイル共有</text:p>
          </table:table-cell>
          <table:table-cell table:style-name="ce1" office:value-type="float" office:value="0.25" calcext:value-type="float">
            <text:p>0.25</text:p>
          </table:table-cell>
          <table:table-cell table:style-name="ce1" office:value-type="string" calcext:value-type="string">
            <text:p>時間</text:p>
          </table:table-cell>
          <table:table-cell table:style-name="ce4"/>
          <table:table-cell table:number-columns-repeated="56"/>
        </table:table-row>
        <table:table-row table:style-name="ro48">
          <table:table-cell table:style-name="ce1" office:value-type="string" calcext:value-type="string">
            <text:p>一次面接向けの準備でサポーターのタスク分け</text:p>
          </table:table-cell>
          <table:table-cell table:style-name="ce1" office:value-type="string" calcext:value-type="string">
            <text:p>1次面接向けの準備</text:p>
          </table:table-cell>
          <table:table-cell table:style-name="ce1" office:value-type="string" calcext:value-type="string">
            <text:p>Xseeds管理者</text:p>
          </table:table-cell>
          <table:table-cell table:style-name="ce1" office:value-type="string" calcext:value-type="string">
            <text:p>TCチーム内で相談・タスク分け</text:p>
            <text:p>タスクリストを共有</text:p>
            <text:p>留意点を説明</text:p>
            <text:p>関連者：ＴＣサポーターと連携</text:p>
            <text:p>参考URL：タスクリスト</text:p>
            <text:p>https://docs.google.com/spreadsheets/d/1utviC2pOm00ixgKZgCj5S5K1MF0NCZROD5RspWi2l_4/edit#gid=0</text:p>
          </table:table-cell>
          <table:table-cell table:style-name="ce4"/>
          <table:table-cell table:style-name="ce1" office:value-type="float" office:value="0.5" calcext:value-type="float">
            <text:p>0.5</text:p>
          </table:table-cell>
          <table:table-cell table:style-name="ce1" office:value-type="string" calcext:value-type="string">
            <text:p>時間</text:p>
          </table:table-cell>
          <table:table-cell table:style-name="ce1" office:value-type="string" calcext:value-type="string">
            <text:p>None</text:p>
          </table:table-cell>
          <table:table-cell table:number-columns-repeated="56"/>
        </table:table-row>
        <table:table-row table:style-name="ro49">
          <table:table-cell table:style-name="ce1" office:value-type="string" calcext:value-type="string">
            <text:p>備品リスト申請（一次面接）</text:p>
          </table:table-cell>
          <table:table-cell table:style-name="ce1" office:value-type="string" calcext:value-type="string">
            <text:p>1次面接向けの準備</text:p>
          </table:table-cell>
          <table:table-cell table:style-name="ce1" office:value-type="string" calcext:value-type="string">
            <text:p>Xseeds管理者</text:p>
          </table:table-cell>
          <table:table-cell table:style-name="ce1" office:value-type="string" calcext:value-type="string">
            <text:p>・一次面接向けの準備で備品リスト作成・申請　（オフィスで面接実施する場合）・パソコン、スピーカーなど必要な設備をリストを作成</text:p>
            <text:p>パソコン、スピーカーなど必要な設備をリストを作成する</text:p>
            <text:p>関連者：</text:p>
            <text:p>・備品・設備：Hoang Thu Hien　(via Fgas)</text:p>
            <text:p>・文房具等：Tran Phuong Thao</text:p>
            <text:p>・タクシーカードVu Thi Bich Ngoc</text:p>
            <text:p>・入館カード　Nguyen Thi Thanh Huyen B</text:p>
            <text:p>・Wifi: Ngo Manh Tung (Infra)</text:p>
            <text:p>参考URL：オンライン設定チェック</text:p>
            <text:p>https://docs.google.com/spreadsheets/d/1_ig_OJuOTFqnYHD-6zeMWcyATKYXl_UjvGTL_bvivyM/edit#gid=1053330564</text:p>
            <text:p>・一次面接向けの準備で備品リスト作成・申請　（オフィスで面接実施する場合）・申請手続きを実施</text:p>
            <text:p>申請手続きを実施</text:p>
          </table:table-cell>
          <table:table-cell table:style-name="ce1" office:value-type="string" calcext:value-type="string">
            <text:p>・一次面接向けの準備で備品リスト作成・申請　（オフィスで面接実施する場合）・パソコン、スピーカーなど必要な設備をリストを作成</text:p>
            <text:p>・一次面接向けの準備で備品リスト作成・申請　（オフィスで面接実施する場合）・申請手続きを実施</text:p>
          </table:table-cell>
          <table:table-cell table:style-name="ce1" office:value-type="float" office:value="0.5" calcext:value-type="float">
            <text:p>0.5</text:p>
          </table:table-cell>
          <table:table-cell table:style-name="ce1" office:value-type="string" calcext:value-type="string">
            <text:p>時間</text:p>
          </table:table-cell>
          <table:table-cell table:style-name="ce4"/>
          <table:table-cell table:number-columns-repeated="56"/>
        </table:table-row>
        <table:table-row table:style-name="ro50">
          <table:table-cell table:style-name="ce1" office:value-type="string" calcext:value-type="string">
            <text:p>面接室準備（一次面接）</text:p>
          </table:table-cell>
          <table:table-cell table:style-name="ce1" office:value-type="string" calcext:value-type="string">
            <text:p>1次面接向けの準備</text:p>
          </table:table-cell>
          <table:table-cell table:style-name="ce1" office:value-type="string" calcext:value-type="string">
            <text:p>Xseeds管理者</text:p>
          </table:table-cell>
          <table:table-cell table:style-name="ce1" office:value-type="string" calcext:value-type="string">
            <text:p>　・翌日の一次面接室準備（オフィスで面接実施する場合）・チェックリストに沿って、面接室状況チェック</text:p>
            <text:p>チェックリストに沿って、面接室状況チェック</text:p>
            <text:p>参考URL：チェックリスト</text:p>
            <text:p>https://docs.google.com/spreadsheets/d/1esbG8GkTYbVSG6NKs7rlgc47x02WLIM6l7xkScffNf4/edit#gid=758188884　</text:p>
            <text:p>　・翌日の一次面接室準備（オフィスで面接実施する場合）・設備など準備しておく</text:p>
            <text:p>設備など準備しておく　</text:p>
          </table:table-cell>
          <table:table-cell table:style-name="ce1" office:value-type="string" calcext:value-type="string">
            <text:p>・翌日の一次面接室準備（オフィスで面接実施する場合）・チェックリストに沿って、面接室状況チェック </text:p>
            <text:p>・翌日の一次面接室準備（オフィスで面接実施する場合）・設備など準備しておく</text:p>
          </table:table-cell>
          <table:table-cell table:style-name="ce1" office:value-type="float" office:value="0.25" calcext:value-type="float">
            <text:p>0.25</text:p>
          </table:table-cell>
          <table:table-cell table:style-name="ce1" office:value-type="string" calcext:value-type="string">
            <text:p>時間</text:p>
          </table:table-cell>
          <table:table-cell table:style-name="ce1" office:value-type="string" calcext:value-type="string">
            <text:p>企業数</text:p>
          </table:table-cell>
          <table:table-cell table:number-columns-repeated="56"/>
        </table:table-row>
        <table:table-row table:style-name="ro51">
          <table:table-cell table:style-name="ce1" office:value-type="string" calcext:value-type="string">
            <text:p>1次選考対策をSCPの企業情報メモ欄に下記</text:p>
          </table:table-cell>
          <table:table-cell table:style-name="ce1" office:value-type="string" calcext:value-type="string">
            <text:p>1次面接向けの準備</text:p>
          </table:table-cell>
          <table:table-cell table:style-name="ce1" office:value-type="string" calcext:value-type="string">
            <text:p>企業担当者</text:p>
          </table:table-cell>
          <table:table-cell table:style-name="ce1" office:value-type="string" calcext:value-type="string">
            <text:p>SCPの企業情報メモ欄に下記を記載する</text:p>
            <text:p>　・書類書類結果と通過理由</text:p>
            <text:p>　・1次選考対策（選考ポイント、面接対策方針）</text:p>
            <text:p>JFインプットMTG前に下記をSCPに入力する。</text:p>
            <text:p/>
            <text:p>【●●●社_1次選考対策】</text:p>
            <text:p>例）AI系の学生が欲しいので、この技術に興味があることが言えるようにする</text:p>
            <text:p>例）チャレンジ精神がある学生を採用するいので、それがイメージできるような内容を言えるようにする</text:p>
          </table:table-cell>
          <table:table-cell table:style-name="ce4"/>
          <table:table-cell table:style-name="ce1" office:value-type="float" office:value="0.5" calcext:value-type="float">
            <text:p>0.5</text:p>
          </table:table-cell>
          <table:table-cell table:style-name="ce1" office:value-type="string" calcext:value-type="string">
            <text:p>時間</text:p>
          </table:table-cell>
          <table:table-cell table:style-name="ce1" office:value-type="string" calcext:value-type="string">
            <text:p>企業数</text:p>
          </table:table-cell>
          <table:table-cell table:number-columns-repeated="56"/>
        </table:table-row>
        <table:table-row table:style-name="ro52">
          <table:table-cell table:style-name="ce1" office:value-type="string" calcext:value-type="string">
            <text:p>一次面接運営</text:p>
          </table:table-cell>
          <table:table-cell table:style-name="ce1" office:value-type="string" calcext:value-type="string">
            <text:p>1次面接向けの準備</text:p>
          </table:table-cell>
          <table:table-cell table:style-name="ce1" office:value-type="string" calcext:value-type="string">
            <text:p>Xseeds管理者</text:p>
          </table:table-cell>
          <table:table-cell table:style-name="ce1" office:value-type="string" calcext:value-type="string">
            <text:p>・1次面接当日前の確認（自宅から参加する学生を対象）</text:p>
            <text:p>接開始15分前個別に接続テスト実施</text:p>
            <text:p>・接続</text:p>
            <text:p>・音声・映像</text:p>
            <text:p>・スライドやプロジェクトの画像共有</text:p>
            <text:p>・その他の注意（イヤホン準備、服装や姿勢など）</text:p>
            <text:p>参考URL：チェックリスト</text:p>
            <text:p>https://docs.google.com/spreadsheets/d/1_ig_OJuOTFqnYHD-6zeMWcyATKYXl_UjvGTL_bvivyM/edit#gid=1348260059</text:p>
            <text:p>・1次面接当日中の遅刻・辞退ケースの対応</text:p>
            <text:p>学生から連絡が来たら企業担当者（Slack運営板）・企業へ情報共有（スラック、メールなど）</text:p>
            <text:p>面接の調整が必要の場合、企業と調整した上でSCPにて反映 </text:p>
            <text:p>・1次面接当日中の対応・面接質問を記録</text:p>
            <text:p>面接質問を記録</text:p>
            <text:p>注意点：選考会が終ったら企業別質問リストにまとめ</text:p>
            <text:p>参考URL：企業別質問リスト</text:p>
            <text:p>https://docs.google.com/spreadsheets/d/14QnngWM3qrEAy3quKzpnepkNQ10RP7GWqCJfnCONT-I/edit#gid=1320517128 </text:p>
            <text:p>・1次面接後・企業への評価をリマインド</text:p>
            <text:p>FBチャットグループにて下記のように学生をリマインド：</text:p>
            <text:p>4*: とても入りたい</text:p>
            <text:p>3*: あまり好きではないが内定もらったら入る</text:p>
            <text:p>2*: 好きではない、内定をもらった検討</text:p>
            <text:p>1*: 内定をもらっても辞退 </text:p>
            <text:p>・1次面接後・企業、企業担当者さん、TCの気になる学生に対して、学生意向のヒアリング</text:p>
            <text:p>企業、企業担当者さん、TCの気になる学生に対して、学生意向のヒアリング </text:p>
            <text:p>・1次面接後・ＦＢチャットグループにて（当日結果が出る場合）</text:p>
            <text:p>ＦＢチャットグループにて結果通知</text:p>
            <text:p>注意点：当日ではなく翌週に出る場合もある　（ルールとして3日以内： </text:p>
            <text:p>・1次面接後・2次面接について学生に共有</text:p>
            <text:p>共有された選考ポイントを翻訳</text:p>
            <text:p>面接練習予約シートに貼る</text:p>
            <text:p>選考通過結果が出たら通過学生に共有 </text:p>
            <text:p>・1次面接当日企業と事前打ち合わせに企業担当者と同席</text:p>
            <text:p>下記の内容で一緒に確認する</text:p>
            <text:p>・接続テスト</text:p>
            <text:p>・SCPの使い方案内（評価、コメント入力など）</text:p>
            <text:p>・その他の確認（録画要否、面接の流れなど） </text:p>
            <text:p>・1次面接録画</text:p>
            <text:p>企業から要望があれば面接を録画する </text:p>
            <text:p>・1次面接動画を面接後企業にドライブのリンクを共有</text:p>
            <text:p>面接後企業にドライブのリンクを共有</text:p>
            <text:p>注意点：会社メールの個人ドライブに保存して、2~3週間後社内サーバーに移す</text:p>
            <text:p>参考URL：サーバーIP：192.168.0.10 </text:p>
            <text:p>・1次面接当日で関係者に情報共有</text:p>
            <text:p>Slack運営板にて営業担当者・サポート担当者と情報連携しながら対応</text:p>
            <text:p>学生の遅刻状況</text:p>
            <text:p>企業からの質問・要望等 </text:p>
            <text:p>・一次面接企業対応</text:p>
            <text:p>最終結果をまとめ運営板に全員共有</text:p>
            <text:p>注意点：当日ではなく翌週に出る場合もあ： </text:p>
          </table:table-cell>
          <table:table-cell table:style-name="ce1" office:value-type="string" calcext:value-type="string">
            <text:p>・1次面接当日前の確認（自宅から参加する学生を対象）</text:p>
            <text:p>・1次面接当日中の遅刻・辞退ケースの対応</text:p>
            <text:p>・1次面接当日中の対応・面接質問を記録</text:p>
            <text:p>・1次面接後・企業への評価をリマインド</text:p>
            <text:p>・1次面接後・企業、企業担当者さん、TCの気になる学生に対して、学生意向のヒアリング</text:p>
            <text:p>・1次面接後・ＦＢチャットグループにて（当日結果が出る場合）</text:p>
            <text:p>・1次面接後・2次面接について学生に共有</text:p>
            <text:p>・1次面接当日企業と事前打ち合わせに企業担当者と同席</text:p>
            <text:p>・1次面接録画</text:p>
            <text:p>・1次面接動画を面接後企業にドライブのリンクを共有</text:p>
            <text:p>・1次面接当日で関係者に情報共有</text:p>
            <text:p>・一次面接企業対応</text:p>
          </table:table-cell>
          <table:table-cell table:style-name="ce1" office:value-type="float" office:value="1" calcext:value-type="float">
            <text:p>1</text:p>
          </table:table-cell>
          <table:table-cell table:style-name="ce1" office:value-type="string" calcext:value-type="string">
            <text:p>日</text:p>
          </table:table-cell>
          <table:table-cell table:style-name="ce1" office:value-type="string" calcext:value-type="string">
            <text:p>企業数</text:p>
          </table:table-cell>
          <table:table-cell table:number-columns-repeated="56"/>
        </table:table-row>
        <table:table-row table:style-name="ro53">
          <table:table-cell table:style-name="ce1" office:value-type="string" calcext:value-type="string">
            <text:p>一次面接企業対応</text:p>
          </table:table-cell>
          <table:table-cell table:style-name="ce1" office:value-type="string" calcext:value-type="string">
            <text:p>1次面接当日</text:p>
          </table:table-cell>
          <table:table-cell table:style-name="ce1" office:value-type="string" calcext:value-type="string">
            <text:p>企業担当者</text:p>
          </table:table-cell>
          <table:table-cell table:style-name="ce1" office:value-type="string" calcext:value-type="string">
            <text:p>・1次選考_常時・JF中の企業からの質問に回答する</text:p>
            <text:p>企業側関係者が質問がある際に、連絡すべき方法、担当者を知っている</text:p>
            <text:p>・1次選考_選考15分前の案内</text:p>
            <text:p>下記を案内する</text:p>
            <text:p>　・接続確認</text:p>
            <text:p>　・当日のスケジュール、企業担当者との会話タイミング</text:p>
            <text:p>　・SCPのご利用</text:p>
            <text:p>・企業側関係者の音声が正常に聞こえる、カメラが動作している</text:p>
            <text:p>・企業側関係者が、質問がある際に連絡する手段、窓口を認識している　</text:p>
            <text:p>・1次選考_昼休憩前・企業に中間ヒアリングと情報共有</text:p>
            <text:p>下記内容をヒアリングして、該当SlackにてTo allにて共有する</text:p>
            <text:p/>
            <text:p>【●●●社_1次選考の中間ヒアリング】</text:p>
            <text:p>　・これまでの感想（良かった点・悪かった点）</text:p>
            <text:p>　・気になった学生とその理由</text:p>
            <text:p>　・学生や運営などについての質問</text:p>
            <text:p>・企業に対して中間ヒアリングを実施</text:p>
            <text:p>・該当SlackでTo allにて共有　</text:p>
            <text:p>・1次選考_選考終了前・全学生の意向が入力されているか確認</text:p>
            <text:p>選考を受けた全学生が、SCPで企業への意向を入力している 注意点：未入力の場合には、TCチームに入力促進を依頼する</text:p>
            <text:p>・企業に対して中間ヒアリングを実施</text:p>
            <text:p>・該当SlackでTo allにて共有</text:p>
            <text:p>・1次選考_選考終了前・営業-企業担当者-TCチームにて方針MTG</text:p>
            <text:p>企業に対するコンサルティング内容が決まった　</text:p>
            <text:p>・1次選考_選考終了後・企業に中間ヒアリングと情報共有</text:p>
            <text:p>下記内容をヒアリングして、該当SlackにてTo allにて共有する</text:p>
            <text:p/>
            <text:p>【●●●社_1次選考後ヒアリング】</text:p>
            <text:p>　・全体的な感想（良かった点悪かった点）</text:p>
            <text:p>　・気になった学生とその理由</text:p>
            <text:p>　・迷っている学生とその理由</text:p>
            <text:p>　・学生の意向（志望度）※企業が知りたい場合</text:p>
            <text:p>　・学生や運営などについての質問</text:p>
            <text:p>　・面接を終えて、最終面接の戦略に変更があるかどうか　</text:p>
            <text:p>　・1次選考_選考終了後・面接枠を目一杯使うように当落線上の学生を推薦</text:p>
            <text:p>枠を目一杯使うように企業に提案をする　</text:p>
            <text:p>　・1次選考_選考終了後・選考結果の発表期限の遵守依頼</text:p>
            <text:p>選考結果を面接実施日から3日以内に確定するようリマインドする　</text:p>
            <text:p>　・1次選考_選考終了後・選考者の通過理由の共有依頼</text:p>
            <text:p>選考結果の共有と同じタイミングで通過候補者の通過理由を回収する　</text:p>
            <text:p>　・1次選考_選考終了後・選考結果の回収</text:p>
            <text:p>企業側関係者から選考結果とコメントをもらう</text:p>
            <text:p>選考結果を面接実施日から3日以内に通知された　</text:p>
            <text:p>　・1次選考_選考終了後・企業側コンサルティング</text:p>
            <text:p>SCPをみて、企業に学生の意向を伝える</text:p>
            <text:p>選考結果発表後1日以内に、該当企業の志望度が1位の学生の名前のみ、SCPで確認し、企業側関係者に伝える　</text:p>
          </table:table-cell>
          <table:table-cell table:style-name="ce1" office:value-type="string" calcext:value-type="string">
            <text:p>・1次選考_常時・JF中の企業からの質問に回答する</text:p>
            <text:p>・1次選考_選考15分前の案内</text:p>
            <text:p>・1次選考_昼休憩前・企業に中間ヒアリングと情報共有</text:p>
            <text:p>・1次選考_選考終了前・全学生の意向が入力されているか確認</text:p>
            <text:p>・1次選考_選考終了前・営業-企業担当者-TCチームにて方針MTG</text:p>
            <text:p>・1次選考_選考終了後・企業に中間ヒアリングと情報共有</text:p>
            <text:p>・1次選考_選考終了後・面接枠を目一杯使うように当落線上の学生を推薦</text:p>
            <text:p>・1次選考_選考終了後・選考結果の発表期限の遵守依頼</text:p>
            <text:p>・1次選考_選考終了後・選考者の通過理由の共有依頼</text:p>
            <text:p>・1次選考_選考終了後・選考結果の回収</text:p>
            <text:p>・1次選考_選考終了後・企業側コンサルティング</text:p>
          </table:table-cell>
          <table:table-cell table:style-name="ce1" office:value-type="float" office:value="1" calcext:value-type="float">
            <text:p>1</text:p>
          </table:table-cell>
          <table:table-cell table:style-name="ce1" office:value-type="string" calcext:value-type="string">
            <text:p>日</text:p>
          </table:table-cell>
          <table:table-cell table:style-name="ce4"/>
          <table:table-cell table:number-columns-repeated="56"/>
        </table:table-row>
        <table:table-row table:style-name="ro27">
          <table:table-cell table:style-name="ce1" office:value-type="string" calcext:value-type="string">
            <text:p>2次面接までの一週間にＦＢチャットグループにて結果通知（翌週に出る場合）</text:p>
          </table:table-cell>
          <table:table-cell table:style-name="ce1" office:value-type="string" calcext:value-type="string">
            <text:p>2次面接向けの準備</text:p>
          </table:table-cell>
          <table:table-cell table:style-name="ce1" office:value-type="string" calcext:value-type="string">
            <text:p>Xseeds管理者</text:p>
          </table:table-cell>
          <table:table-cell table:style-name="ce1" office:value-type="string" calcext:value-type="string">
            <text:p>ＦＢチャットグループにて結果通知　</text:p>
          </table:table-cell>
          <table:table-cell table:style-name="ce4"/>
          <table:table-cell table:style-name="ce1" office:value-type="float" office:value="0.25" calcext:value-type="float">
            <text:p>0.25</text:p>
          </table:table-cell>
          <table:table-cell table:style-name="ce1" office:value-type="string" calcext:value-type="string">
            <text:p>時間</text:p>
          </table:table-cell>
          <table:table-cell table:style-name="ce1" office:value-type="string" calcext:value-type="string">
            <text:p>None</text:p>
          </table:table-cell>
          <table:table-cell table:number-columns-repeated="56"/>
        </table:table-row>
        <table:table-row table:style-name="ro54">
          <table:table-cell table:style-name="ce1" office:value-type="string" calcext:value-type="string">
            <text:p>2次面接の準備内容・新しい選考ポイントを共有</text:p>
          </table:table-cell>
          <table:table-cell table:style-name="ce1" office:value-type="string" calcext:value-type="string">
            <text:p>2次面接向けの準備</text:p>
          </table:table-cell>
          <table:table-cell table:style-name="ce1" office:value-type="string" calcext:value-type="string">
            <text:p>Xseeds管理者</text:p>
          </table:table-cell>
          <table:table-cell table:style-name="ce1" office:value-type="string" calcext:value-type="string">
            <text:p>2次面接の準備内容・新しい選考ポイントを共有</text:p>
          </table:table-cell>
          <table:table-cell table:style-name="ce1" office:value-type="string" calcext:value-type="string">
            <text:p>・共有された選考ポイントを翻訳</text:p>
            <text:p>・面接練習予約シートに貼る</text:p>
            <text:p>・選考通過結果が出たら通過学生に共有</text:p>
          </table:table-cell>
          <table:table-cell table:style-name="ce1" office:value-type="float" office:value="0.25" calcext:value-type="float">
            <text:p>0.25</text:p>
          </table:table-cell>
          <table:table-cell table:style-name="ce1" office:value-type="string" calcext:value-type="string">
            <text:p>時間</text:p>
          </table:table-cell>
          <table:table-cell table:style-name="ce1" office:value-type="string" calcext:value-type="string">
            <text:p>None</text:p>
          </table:table-cell>
          <table:table-cell table:number-columns-repeated="56"/>
        </table:table-row>
        <table:table-row table:style-name="ro55">
          <table:table-cell table:style-name="ce1" office:value-type="string" calcext:value-type="string">
            <text:p>2次面接向け事前準備スライドなどの案内・回収・企業提出</text:p>
          </table:table-cell>
          <table:table-cell table:style-name="ce1" office:value-type="string" calcext:value-type="string">
            <text:p>2次面接向けの準備</text:p>
          </table:table-cell>
          <table:table-cell table:style-name="ce1" office:value-type="string" calcext:value-type="string">
            <text:p>Xseeds管理者</text:p>
          </table:table-cell>
          <table:table-cell table:style-name="ce1" office:value-type="string" calcext:value-type="string">
            <text:p>自己紹介・プロジェクト説明等のスライドを回収</text:p>
            <text:p>注意点：</text:p>
            <text:p>以下に2点どちらかにする：</text:p>
            <text:p>・提出する日を面接対策後にするように企業と調整</text:p>
            <text:p>・面接対策実施日を提出前にするようにスケジュールを調整</text:p>
            <text:p>事前にスライドを企業に提出する</text:p>
          </table:table-cell>
          <table:table-cell table:style-name="ce1" office:value-type="string" calcext:value-type="string">
            <text:p>・2次面接向け事前準備スライドなどの案内・回収（指定があれば） </text:p>
            <text:p>・2次面接向け事前準備スライドなどを企業に提出</text:p>
          </table:table-cell>
          <table:table-cell table:style-name="ce1" office:value-type="float" office:value="0.25" calcext:value-type="float">
            <text:p>0.25</text:p>
          </table:table-cell>
          <table:table-cell table:style-name="ce1" office:value-type="string" calcext:value-type="string">
            <text:p>時間</text:p>
          </table:table-cell>
          <table:table-cell table:style-name="ce1" office:value-type="string" calcext:value-type="string">
            <text:p>None</text:p>
          </table:table-cell>
          <table:table-cell table:number-columns-repeated="56"/>
        </table:table-row>
        <table:table-row table:style-name="ro56">
          <table:table-cell table:style-name="ce1" office:value-type="string" calcext:value-type="string">
            <text:p>二次面接スケジュール公開</text:p>
          </table:table-cell>
          <table:table-cell table:style-name="ce1" office:value-type="string" calcext:value-type="string">
            <text:p>2次面接向けの準備</text:p>
          </table:table-cell>
          <table:table-cell table:style-name="ce1" office:value-type="string" calcext:value-type="string">
            <text:p>Xseeds管理者</text:p>
          </table:table-cell>
          <table:table-cell table:style-name="ce1" office:value-type="string" calcext:value-type="string">
            <text:p>・学生向けの二次面接面接スケジュール作成・SCPにアップロード</text:p>
            <text:p>書類選考通過者人数に合わせ二次面接スケジュール（タイムラインのみ）を作成</text:p>
            <text:p>企業に共有し、確認・調整をしてもらう</text:p>
            <text:p>企業が希望したタイムラインに基づき、面接順番を作成</text:p>
            <text:p>FBグループにて学生に一次面接スケジュールを共有し、面接順番を確認してもらう</text:p>
            <text:p>確定した二次面接スケジュールをSCPにアップロード</text:p>
            <text:p>学生にSCPにて自分の日程を確認してもらう</text:p>
            <text:p/>
            <text:p>参考URL：FBグループリスト</text:p>
            <text:p>https://docs.google.com/spreadsheets/d/1r8aLx1gAnlXr__ZzS0GJW27zla3wdQr-EV-dDFuy6GY/edit#gid=1637624690　</text:p>
            <text:p>　・2次面接日の注意点・案内を前日にＦＢグループに送信</text:p>
            <text:p>以下の内容を伝える</text:p>
            <text:p>・開始15分前に接続テスト実施</text:p>
            <text:p>・面接URL発行・共有</text:p>
            <text:p>・その他注意点　（企業別の特定注意点）</text:p>
            <text:p>　</text:p>
            <text:p>　・企業向けの2次面接スケジュールを共有</text:p>
            <text:p>学生に確認したスケジュールをSCPにて確認することを案内　</text:p>
            <text:p>　・2次面接URL送付</text:p>
            <text:p>企業の希望ツールに応じてURLを発行（ズーム・ミートなど）</text:p>
            <text:p>企業にURLを共有　</text:p>
            <text:p>　・2次面接の確定したスケジュール・面接URLなどを関係者に共有</text:p>
            <text:p>確定したスケジュール・面接URLなどを関係者に共有　</text:p>
          </table:table-cell>
          <table:table-cell table:style-name="ce1" office:value-type="string" calcext:value-type="string">
            <text:p>・学生向けの二次面接面接スケジュール作成・SCPにアップロード </text:p>
            <text:p>・2次面接日の注意点・案内を前日にＦＢグループに送信 </text:p>
            <text:p>・企業向けの2次面接スケジュールを共有 </text:p>
            <text:p>・2次面接URL送付 </text:p>
            <text:p>・2次面接の確定したスケジュール・面接URLなどを関係者に共有</text:p>
          </table:table-cell>
          <table:table-cell table:style-name="ce1" office:value-type="float" office:value="1" calcext:value-type="float">
            <text:p>1</text:p>
          </table:table-cell>
          <table:table-cell table:style-name="ce1" office:value-type="string" calcext:value-type="string">
            <text:p>時間</text:p>
          </table:table-cell>
          <table:table-cell table:style-name="ce1" office:value-type="string" calcext:value-type="string">
            <text:p>企業数</text:p>
          </table:table-cell>
          <table:table-cell table:number-columns-repeated="56"/>
        </table:table-row>
        <table:table-row table:style-name="ro57">
          <table:table-cell table:style-name="ce1" office:value-type="string" calcext:value-type="string">
            <text:p>二次面接対策展開・フォロー</text:p>
          </table:table-cell>
          <table:table-cell table:style-name="ce1" office:value-type="string" calcext:value-type="string">
            <text:p>1次面接向けの準備</text:p>
          </table:table-cell>
          <table:table-cell table:style-name="ce1" office:value-type="string" calcext:value-type="string">
            <text:p>Xseeds管理者</text:p>
          </table:table-cell>
          <table:table-cell table:style-name="ce1" office:value-type="string" calcext:value-type="string">
            <text:p>注意点：水曜日・木曜日・金曜日の予約枠を週明けより多く設定しておく</text:p>
            <text:p>　　　　自己紹介・プロジェクト説明のスライドや準備物の前日提出を学生に注意する</text:p>
            <text:p>　　　　予約期限は面接対策日の２日間前の15時までとなる。</text:p>
            <text:p>　　　　予約期限になったら、予約のない枠を削除しておく</text:p>
            <text:p>　　　　通訳のアサインはxseeds Hub担当者リーダー</text:p>
            <text:p/>
            <text:p>関連者：Sales + Biz + IT Teacherと連携</text:p>
            <text:p>参考URL：</text:p>
            <text:p>・予約シート例（学生用）</text:p>
            <text:p>https://docs.google.com/spreadsheets/d/1g_6lj0jPge5y3rJMNRK0t9wU3O3WjZGhGvCx07vHoT4/edit?fbclid=IwAR0tCPeXT_MdY3InfL9-nWOdC_S5Tk6e7FnfAjXrOeoUu61VgfBz9OeLVqo#gid=1206394362</text:p>
          </table:table-cell>
          <table:table-cell table:style-name="ce1" office:value-type="string" calcext:value-type="string">
            <text:p>・面接担当者のカレンダーを確認し、カレンダーで予約枠を押さえておく</text:p>
            <text:p>・通過者のFBチャットグループにて学生に展開・予約カレンダーで登録督促、準備物を案内する。</text:p>
            <text:p>・評価シート作成、カレンダーに通過会社・志望ポジション・一次面接の企業のコメントなどの情報も含めて、評価シートのリンクを入力する</text:p>
            <text:p>・面接担当者に事前に連絡し、面接対策の案内をする</text:p>
            <text:p>・通訳者の割り振りをする</text:p>
            <text:p>・通訳担当への案内（学生の準備物フォローなど）</text:p>
          </table:table-cell>
          <table:table-cell table:style-name="ce1" office:value-type="float" office:value="2" calcext:value-type="float">
            <text:p>2</text:p>
          </table:table-cell>
          <table:table-cell table:style-name="ce1" office:value-type="string" calcext:value-type="string">
            <text:p>時間</text:p>
          </table:table-cell>
          <table:table-cell table:style-name="ce1" office:value-type="string" calcext:value-type="string">
            <text:p>None</text:p>
          </table:table-cell>
          <table:table-cell table:number-columns-repeated="56"/>
        </table:table-row>
        <table:table-row table:style-name="ro58">
          <table:table-cell table:style-name="ce1" office:value-type="string" calcext:value-type="string">
            <text:p>2次選考対策をSCPの企業情報メモ欄に下記</text:p>
          </table:table-cell>
          <table:table-cell table:style-name="ce1" office:value-type="string" calcext:value-type="string">
            <text:p>2次面接向けの準備</text:p>
          </table:table-cell>
          <table:table-cell table:style-name="ce1" office:value-type="string" calcext:value-type="string">
            <text:p>企業担当者</text:p>
          </table:table-cell>
          <table:table-cell table:style-name="ce1" office:value-type="string" calcext:value-type="string">
            <text:p>SCPの企業情報メモ欄に下記を記載する</text:p>
            <text:p>・書類書類結果と通過理由</text:p>
            <text:p>・2次選考対策（選考ポイント、面接対策方針）</text:p>
            <text:p>【●●●社_2次選考対策】</text:p>
            <text:p/>
            <text:p>例）2次選考では技術について確認するので、成果物で技術アピールができるようにする</text:p>
            <text:p>例）チャレンジ精神がある学生を採用するいので、それがイメージできるような内容を言えるようにする</text:p>
          </table:table-cell>
          <table:table-cell table:style-name="ce4"/>
          <table:table-cell table:style-name="ce1" office:value-type="float" office:value="0.5" calcext:value-type="float">
            <text:p>0.5</text:p>
          </table:table-cell>
          <table:table-cell table:style-name="ce1" office:value-type="string" calcext:value-type="string">
            <text:p>時間</text:p>
          </table:table-cell>
          <table:table-cell table:style-name="ce1" office:value-type="string" calcext:value-type="string">
            <text:p>企業数</text:p>
          </table:table-cell>
          <table:table-cell table:number-columns-repeated="56"/>
        </table:table-row>
        <table:table-row table:style-name="ro59">
          <table:table-cell table:style-name="ce1" office:value-type="string" calcext:value-type="string">
            <text:p>二次面接企業対応</text:p>
          </table:table-cell>
          <table:table-cell table:style-name="ce1" office:value-type="string" calcext:value-type="string">
            <text:p>2次面接当日</text:p>
          </table:table-cell>
          <table:table-cell table:style-name="ce1" office:value-type="string" calcext:value-type="string">
            <text:p>企業担当者</text:p>
          </table:table-cell>
          <table:table-cell table:style-name="ce1" office:value-type="string" calcext:value-type="string">
            <text:p>・2次選考_選考終了直後・企業にヒアリングと情報共有</text:p>
            <text:p>・企業に対して選考後ヒアリングを実施</text:p>
            <text:p>・該当SlackでTo allにて共有</text:p>
            <text:p>　下記内容をヒアリングして、該当SlackにてTo allにて共有する</text:p>
            <text:p/>
            <text:p>【●●●社_2次選考後ヒアリング】</text:p>
            <text:p>　・全体的な感想（良かった点悪かった点）</text:p>
            <text:p>　・気になった学生とその理由</text:p>
            <text:p>　・迷っている学生とその理由</text:p>
            <text:p>　・「方針MTGで決まった伝えるべき内容」と「学生からの意向」を伝える　</text:p>
            <text:p/>
            <text:p>　・学生や運営などについての質問</text:p>
            <text:p>　・面接を終えて、最終面接の戦略に変更があるかどうか　 </text:p>
            <text:p>・2次選考_選考終了直後・選考結果の発表期限の遵守依頼</text:p>
            <text:p>選考結果を面接実施日から3日以内に確定するようリマインドする </text:p>
            <text:p>・2次選考_選考終了直後・選考者の通過理由の共有依頼</text:p>
            <text:p>選考結果の共有と同じタイミングで通過候補者の通過理由を回収する </text:p>
          </table:table-cell>
          <table:table-cell table:style-name="ce1" office:value-type="string" calcext:value-type="string">
            <text:p>・2次選考_選考終了直後・企業にヒアリングと情報共有 </text:p>
            <text:p>・2次選考_選考終了直後・選考結果の発表期限の遵守依頼</text:p>
            <text:p>・2次選考_選考終了直後・選考者の通過理由の共有依頼</text:p>
          </table:table-cell>
          <table:table-cell table:style-name="ce1" office:value-type="float" office:value="1" calcext:value-type="float">
            <text:p>1</text:p>
          </table:table-cell>
          <table:table-cell table:style-name="ce1" office:value-type="string" calcext:value-type="string">
            <text:p>日</text:p>
          </table:table-cell>
          <table:table-cell table:style-name="ce4"/>
          <table:table-cell table:number-columns-repeated="56"/>
        </table:table-row>
        <table:table-row table:style-name="ro14">
          <table:table-cell table:style-name="ce1" office:value-type="string" calcext:value-type="string">
            <text:p>最終結果通知</text:p>
          </table:table-cell>
          <table:table-cell table:style-name="ce1" office:value-type="string" calcext:value-type="string">
            <text:p>2次面接当日</text:p>
          </table:table-cell>
          <table:table-cell table:style-name="ce1" office:value-type="string" calcext:value-type="string">
            <text:p>Xseeds管理者</text:p>
          </table:table-cell>
          <table:table-cell table:style-name="ce1" office:value-type="string" calcext:value-type="string">
            <text:p>ＦＢチャットグループにて結果通知　</text:p>
          </table:table-cell>
          <table:table-cell table:style-name="ce4"/>
          <table:table-cell table:style-name="ce1" office:value-type="float" office:value="1" calcext:value-type="float">
            <text:p>1</text:p>
          </table:table-cell>
          <table:table-cell table:style-name="ce1" office:value-type="string" calcext:value-type="string">
            <text:p>時間</text:p>
          </table:table-cell>
          <table:table-cell table:style-name="ce1" office:value-type="string" calcext:value-type="string">
            <text:p>None</text:p>
          </table:table-cell>
          <table:table-cell table:number-columns-repeated="56"/>
        </table:table-row>
        <table:table-row table:style-name="ro60">
          <table:table-cell table:style-name="ce1" office:value-type="string" calcext:value-type="string">
            <text:p>内定受諾対応</text:p>
          </table:table-cell>
          <table:table-cell table:style-name="ce1" office:value-type="string" calcext:value-type="string">
            <text:p>2次面接当日</text:p>
          </table:table-cell>
          <table:table-cell table:style-name="ce1" office:value-type="string" calcext:value-type="string">
            <text:p>Xseeds管理者</text:p>
          </table:table-cell>
          <table:table-cell table:style-name="ce1" office:value-type="string" calcext:value-type="string">
            <text:p>定通知書・誓約書の内容説明（企業別に）</text:p>
            <text:p>参考URL：</text:p>
            <text:p>https://docs.google.com/spreadsheets/d/1stZTlB-E3dvkJ6FJ66yh9X2X-f9u_Awm0JAoInO_wWY/edit#gid=0 </text:p>
            <text:p>学生へのコンサルティング・サイン案内</text:p>
            <text:p>内定承諾の最終状況をまとめ報告</text:p>
            <text:p>参考URL：</text:p>
            <text:p>https://docs.google.com/spreadsheets/d/1r8aLx1gAnlXr__ZzS0GJW27zla3wdQr-EV-dDFuy6GY/edit#gid=431753864 </text:p>
            <text:p>Slack運営板にて学生の意向、承諾状況を企業担当者に共有</text:p>
          </table:table-cell>
          <table:table-cell table:style-name="ce1" office:value-type="string" calcext:value-type="string">
            <text:p>・内定受諾案内・学生に内定通知書・誓約書の内容説明（企業別に） </text:p>
            <text:p>・内定受諾案・学生へのコンサルティング・サイン案内 </text:p>
            <text:p>・企業に内定承諾状況の報告 </text:p>
            <text:p>・内定承諾状況を企業担当者に共有</text:p>
          </table:table-cell>
          <table:table-cell table:style-name="ce1" office:value-type="float" office:value="1" calcext:value-type="float">
            <text:p>1</text:p>
          </table:table-cell>
          <table:table-cell table:style-name="ce1" office:value-type="string" calcext:value-type="string">
            <text:p>日</text:p>
          </table:table-cell>
          <table:table-cell table:style-name="ce1" office:value-type="string" calcext:value-type="string">
            <text:p>None</text:p>
          </table:table-cell>
          <table:table-cell table:number-columns-repeated="56"/>
        </table:table-row>
        <table:table-row table:style-name="ro14">
          <table:table-cell table:style-name="ce1" office:value-type="string" calcext:value-type="string">
            <text:p>最終結果をまとめ運営板とGEU ALLに全員共有</text:p>
          </table:table-cell>
          <table:table-cell table:style-name="ce1" office:value-type="string" calcext:value-type="string">
            <text:p>2次面接当日</text:p>
          </table:table-cell>
          <table:table-cell table:style-name="ce1" office:value-type="string" calcext:value-type="string">
            <text:p>Xseeds管理者</text:p>
          </table:table-cell>
          <table:table-cell table:style-name="ce1" office:value-type="string" calcext:value-type="string">
            <text:p>最終結果をまとめ運営板とGEU ALLに全員共有</text:p>
          </table:table-cell>
          <table:table-cell table:style-name="ce4"/>
          <table:table-cell table:style-name="ce1" office:value-type="float" office:value="1" calcext:value-type="float">
            <text:p>1</text:p>
          </table:table-cell>
          <table:table-cell table:style-name="ce1" office:value-type="string" calcext:value-type="string">
            <text:p>時間</text:p>
          </table:table-cell>
          <table:table-cell table:style-name="ce1" office:value-type="string" calcext:value-type="string">
            <text:p>None</text:p>
          </table:table-cell>
          <table:table-cell table:number-columns-repeated="56"/>
        </table:table-row>
        <table:table-row table:style-name="ro61">
          <table:table-cell table:style-name="ce1" office:value-type="string" calcext:value-type="string">
            <text:p>選考会後面接フィードバックを学生に送る</text:p>
          </table:table-cell>
          <table:table-cell table:style-name="ce1" office:value-type="string" calcext:value-type="string">
            <text:p>選考会後</text:p>
          </table:table-cell>
          <table:table-cell table:style-name="ce1" office:value-type="string" calcext:value-type="string">
            <text:p>Xseeds管理者</text:p>
          </table:table-cell>
          <table:table-cell table:style-name="ce1" office:value-type="string" calcext:value-type="string">
            <text:p>SCPから企業の面接コメントをダウンロード </text:p>
            <text:p>選考会→マッチング画面からダウンロード</text:p>
            <text:p>個人 のFBチャットグループにて学生に共有 </text:p>
            <text:p>企業担当者のヒアリングフィードバックあれば学生にも共有</text:p>
            <text:p>注意点：</text:p>
            <text:p>そのままの送るのではなく参考できるかどうか判断した上で共有</text:p>
          </table:table-cell>
          <table:table-cell table:style-name="ce4"/>
          <table:table-cell table:style-name="ce1" office:value-type="float" office:value="1" calcext:value-type="float">
            <text:p>1</text:p>
          </table:table-cell>
          <table:table-cell table:style-name="ce1" office:value-type="string" calcext:value-type="string">
            <text:p>時間</text:p>
          </table:table-cell>
          <table:table-cell table:style-name="ce1" office:value-type="string" calcext:value-type="string">
            <text:p>None</text:p>
          </table:table-cell>
          <table:table-cell table:number-columns-repeated="56"/>
        </table:table-row>
        <table:table-row table:style-name="ro62">
          <table:table-cell table:style-name="ce1" office:value-type="string" calcext:value-type="string">
            <text:p>選考会後アンケート作成・共有</text:p>
          </table:table-cell>
          <table:table-cell table:style-name="ce1" office:value-type="string" calcext:value-type="string">
            <text:p>選考会後</text:p>
          </table:table-cell>
          <table:table-cell table:style-name="ce1" office:value-type="string" calcext:value-type="string">
            <text:p>Xseeds管理者</text:p>
          </table:table-cell>
          <table:table-cell table:style-name="ce1" office:value-type="string" calcext:value-type="string">
            <text:p>アンケートを作成 </text:p>
            <text:p>内定結果が出たら作成。締切は1週間くらい。</text:p>
            <text:p>注意点：</text:p>
            <text:p>内定フォローチームが内定フォローアンケートと一緒に送ってもらう</text:p>
            <text:p>Slack運営板にて内定フォローに共有</text:p>
            <text:p>参考URL：</text:p>
            <text:p>https://forms.gle/XK1BenCr7iXN86DY6</text:p>
          </table:table-cell>
          <table:table-cell table:style-name="ce4"/>
          <table:table-cell table:style-name="ce1" office:value-type="float" office:value="1" calcext:value-type="float">
            <text:p>1</text:p>
          </table:table-cell>
          <table:table-cell table:style-name="ce1" office:value-type="string" calcext:value-type="string">
            <text:p>時間</text:p>
          </table:table-cell>
          <table:table-cell table:style-name="ce1" office:value-type="string" calcext:value-type="string">
            <text:p>None</text:p>
          </table:table-cell>
          <table:table-cell table:number-columns-repeated="56"/>
        </table:table-row>
        <table:table-row table:style-name="ro15">
          <table:table-cell table:style-name="ce1" office:value-type="string" calcext:value-type="string">
            <text:p>選考会後アンケート結果統計</text:p>
          </table:table-cell>
          <table:table-cell table:style-name="ce1" office:value-type="string" calcext:value-type="string">
            <text:p>選考会後</text:p>
          </table:table-cell>
          <table:table-cell table:style-name="ce1" office:value-type="string" calcext:value-type="string">
            <text:p>Xseeds管理者</text:p>
          </table:table-cell>
          <table:table-cell table:style-name="ce1" office:value-type="string" calcext:value-type="string">
            <text:p>アンケート結果をまとめ</text:p>
            <text:p>Slack運営板にて、企業担当者、営業社、SCP開発チームに共有</text:p>
            <text:p>参考ＵＲＬ：</text:p>
            <text:p>https://drive.google.com/drive/folders/0B2QGtdTETTyDV0ZfTTFKbFBCT3M</text:p>
          </table:table-cell>
          <table:table-cell table:style-name="ce4"/>
          <table:table-cell table:style-name="ce1" office:value-type="float" office:value="1" calcext:value-type="float">
            <text:p>1</text:p>
          </table:table-cell>
          <table:table-cell table:style-name="ce1" office:value-type="string" calcext:value-type="string">
            <text:p>時間</text:p>
          </table:table-cell>
          <table:table-cell table:style-name="ce1" office:value-type="string" calcext:value-type="string">
            <text:p>None</text:p>
          </table:table-cell>
          <table:table-cell table:number-columns-repeated="56"/>
        </table:table-row>
        <table:table-row table:style-name="ro63">
          <table:table-cell table:style-name="ce1" office:value-type="string" calcext:value-type="string">
            <text:p>内定通知書対応</text:p>
          </table:table-cell>
          <table:table-cell table:style-name="ce1" office:value-type="string" calcext:value-type="string">
            <text:p>選考会後</text:p>
          </table:table-cell>
          <table:table-cell table:style-name="ce1" office:value-type="string" calcext:value-type="string">
            <text:p>Xseeds管理者</text:p>
          </table:table-cell>
          <table:table-cell table:style-name="ce1" office:value-type="string" calcext:value-type="string">
            <text:p>内定通知書</text:p>
            <text:p>内定承諾書</text:p>
            <text:p>参考URL：</text:p>
            <text:p>https://drive.google.com/drive/folders/0B2QGtdTETTyDZ3Q4ZTFWRWI1dEU</text:p>
          </table:table-cell>
          <table:table-cell table:style-name="ce4"/>
          <table:table-cell table:style-name="ce1" office:value-type="float" office:value="1" calcext:value-type="float">
            <text:p>1</text:p>
          </table:table-cell>
          <table:table-cell table:style-name="ce1" office:value-type="string" calcext:value-type="string">
            <text:p>時間</text:p>
          </table:table-cell>
          <table:table-cell table:style-name="ce1" office:value-type="string" calcext:value-type="string">
            <text:p>None</text:p>
          </table:table-cell>
          <table:table-cell table:number-columns-repeated="56"/>
        </table:table-row>
        <table:table-row table:style-name="ro64">
          <table:table-cell table:style-name="ce1" office:value-type="string" calcext:value-type="string">
            <text:p>運営面振り返り実施</text:p>
          </table:table-cell>
          <table:table-cell table:style-name="ce1" office:value-type="string" calcext:value-type="string">
            <text:p>選考会後</text:p>
          </table:table-cell>
          <table:table-cell table:style-name="ce1" office:value-type="string" calcext:value-type="string">
            <text:p>Xseeds管理者</text:p>
          </table:table-cell>
          <table:table-cell table:style-name="ce1" office:value-type="string" calcext:value-type="string">
            <text:p>営業とのxseedsHub定例会で実施。相談項目が多い場合、別途の振り返り会を調整して実施。</text:p>
          </table:table-cell>
          <table:table-cell table:style-name="ce1" office:value-type="string" calcext:value-type="string">
            <text:p>・スラック運営板にて振り返りシートへの記入の依頼を展開</text:p>
          </table:table-cell>
          <table:table-cell table:style-name="ce1" office:value-type="float" office:value="0.5" calcext:value-type="float">
            <text:p>0.5</text:p>
          </table:table-cell>
          <table:table-cell table:style-name="ce1" office:value-type="string" calcext:value-type="string">
            <text:p>時間</text:p>
          </table:table-cell>
          <table:table-cell table:style-name="ce1" office:value-type="string" calcext:value-type="string">
            <text:p>None</text:p>
          </table:table-cell>
          <table:table-cell table:number-columns-repeated="56"/>
        </table:table-row>
        <table:table-row table:style-name="ro65">
          <table:table-cell table:style-name="ce1" office:value-type="string" calcext:value-type="string">
            <text:p>サービス契約の完了確認手続き（外部通訳を使用した場合）</text:p>
          </table:table-cell>
          <table:table-cell table:style-name="ce1" office:value-type="string" calcext:value-type="string">
            <text:p>選考会後</text:p>
          </table:table-cell>
          <table:table-cell table:style-name="ce1" office:value-type="string" calcext:value-type="string">
            <text:p>Xseeds管理者</text:p>
          </table:table-cell>
          <table:table-cell table:style-name="ce1" office:value-type="string" calcext:value-type="string">
            <text:p>支払手続き用の書類リストは以下で確認：</text:p>
            <text:p>①契約書　</text:p>
            <text:p>②サビース完了確認書　</text:p>
            <text:p>③支払い要求書</text:p>
            <text:p>④請求書</text:p>
            <text:p>⑤見積書</text:p>
            <text:p>（上記①～②はSJP・サービス提供者のサイン・押印ありのものが求められる。③〜⑤：サービス提供者の押印済みのものでOK）</text:p>
          </table:table-cell>
          <table:table-cell table:style-name="ce1" office:value-type="string" calcext:value-type="string">
            <text:p>・通訳サービス提供会社と連携して、支払いのための必要な書類を準備</text:p>
            <text:p>・Sun* Expenseに上記の書類をアップロード、支払いリクエストを作成、支払完了</text:p>
          </table:table-cell>
          <table:table-cell table:style-name="ce1" office:value-type="float" office:value="1" calcext:value-type="float">
            <text:p>1</text:p>
          </table:table-cell>
          <table:table-cell table:style-name="ce1" office:value-type="string" calcext:value-type="string">
            <text:p>時間</text:p>
          </table:table-cell>
          <table:table-cell table:style-name="ce1" office:value-type="string" calcext:value-type="string">
            <text:p>None</text:p>
          </table:table-cell>
          <table:table-cell table:number-columns-repeated="56"/>
        </table:table-row>
        <table:table-row table:style-name="ro66">
          <table:table-cell table:style-name="ce1" office:value-type="string" calcext:value-type="string">
            <text:p>内定者に関する要注意な内容を内定フォローチームに共有</text:p>
          </table:table-cell>
          <table:table-cell table:style-name="ce1" office:value-type="string" calcext:value-type="string">
            <text:p>選考会後</text:p>
          </table:table-cell>
          <table:table-cell table:style-name="ce1" office:value-type="string" calcext:value-type="string">
            <text:p>Xseeds管理者</text:p>
          </table:table-cell>
          <table:table-cell table:style-name="ce1" office:value-type="string" calcext:value-type="string">
            <text:p>内定者に関する要注意な内容をファイルに記入</text:p>
            <text:p>まとめたファイルに内定チームに共有</text:p>
            <text:p>参考URL：</text:p>
            <text:p>https://docs.google.com/spreadsheets/d/1yw9ztsm4inFik3q7Af29vqo9p5CBk5DEBgGQocDwuAI/edit#gid=0</text:p>
          </table:table-cell>
          <table:table-cell table:style-name="ce4"/>
          <table:table-cell table:style-name="ce1" office:value-type="float" office:value="1" calcext:value-type="float">
            <text:p>1</text:p>
          </table:table-cell>
          <table:table-cell table:style-name="ce1" office:value-type="string" calcext:value-type="string">
            <text:p>時間</text:p>
          </table:table-cell>
          <table:table-cell table:style-name="ce1" office:value-type="string" calcext:value-type="string">
            <text:p>None</text:p>
          </table:table-cell>
          <table:table-cell table:number-columns-repeated="56"/>
        </table:table-row>
        <table:table-row table:style-name="ro14">
          <table:table-cell table:style-name="ce1" office:value-type="string" calcext:value-type="string">
            <text:p>参加者の残業時間をまとめ・報告</text:p>
          </table:table-cell>
          <table:table-cell table:style-name="ce1" office:value-type="string" calcext:value-type="string">
            <text:p>選考会後</text:p>
          </table:table-cell>
          <table:table-cell table:style-name="ce1" office:value-type="string" calcext:value-type="string">
            <text:p>Xseeds管理者</text:p>
          </table:table-cell>
          <table:table-cell table:style-name="ce1" office:value-type="string" calcext:value-type="string">
            <text:p>通訳者・サポーターの残業時間をまとめ、GLに報告</text:p>
          </table:table-cell>
          <table:table-cell table:style-name="ce4"/>
          <table:table-cell table:style-name="ce1" office:value-type="float" office:value="1" calcext:value-type="float">
            <text:p>1</text:p>
          </table:table-cell>
          <table:table-cell table:style-name="ce1" office:value-type="string" calcext:value-type="string">
            <text:p>時間</text:p>
          </table:table-cell>
          <table:table-cell table:style-name="ce1" office:value-type="string" calcext:value-type="string">
            <text:p>None</text:p>
          </table:table-cell>
          <table:table-cell table:number-columns-repeated="56"/>
        </table:table-row>
        <table:table-row table:style-name="ro13">
          <table:table-cell table:style-name="ce1" office:value-type="string" calcext:value-type="string">
            <text:p>設備返却</text:p>
          </table:table-cell>
          <table:table-cell table:style-name="ce1" office:value-type="string" calcext:value-type="string">
            <text:p>選考会後</text:p>
          </table:table-cell>
          <table:table-cell table:style-name="ce1" office:value-type="string" calcext:value-type="string">
            <text:p>Xseeds管理者</text:p>
          </table:table-cell>
          <table:table-cell table:style-name="ce1" office:value-type="string" calcext:value-type="string">
            <text:p>貸した設備、各種カードを集め、ＢＡに返却</text:p>
            <text:p>関係者：</text:p>
            <text:p>　・備品・設備：Hoang Thu Hien　(via Gas)</text:p>
            <text:p>・入館カード　Nguyen Thi Thanh Huyen B　</text:p>
          </table:table-cell>
          <table:table-cell table:style-name="ce4"/>
          <table:table-cell table:style-name="ce1" office:value-type="float" office:value="1" calcext:value-type="float">
            <text:p>1</text:p>
          </table:table-cell>
          <table:table-cell table:style-name="ce1" office:value-type="string" calcext:value-type="string">
            <text:p>時間</text:p>
          </table:table-cell>
          <table:table-cell table:style-name="ce1" office:value-type="string" calcext:value-type="string">
            <text:p>None</text:p>
          </table:table-cell>
          <table:table-cell table:number-columns-repeated="56"/>
        </table:table-row>
        <table:table-row table:style-name="ro67">
          <table:table-cell table:style-name="ce1" office:value-type="string" calcext:value-type="string">
            <text:p>データベースファイル更新</text:p>
          </table:table-cell>
          <table:table-cell table:style-name="ce1" office:value-type="string" calcext:value-type="string">
            <text:p>選考会後</text:p>
          </table:table-cell>
          <table:table-cell table:style-name="ce1" office:value-type="string" calcext:value-type="string">
            <text:p>Xseeds管理者</text:p>
          </table:table-cell>
          <table:table-cell table:style-name="ce1" office:value-type="string" calcext:value-type="string">
            <text:p>更新シート</text:p>
            <text:p>・[TC update]Jobfair参加企業一覧</text:p>
            <text:p>・Jobfair(All)</text:p>
            <text:p>参考URL：</text:p>
            <text:p>https://docs.google.com/spreadsheets/d/1DgIi4QNEgsPqCnJHvfy8BFfwgJBbblVsZL3FSlackAYrs8/edit#gid=617124502</text:p>
          </table:table-cell>
          <table:table-cell table:style-name="ce4"/>
          <table:table-cell table:style-name="ce1" office:value-type="float" office:value="1" calcext:value-type="float">
            <text:p>1</text:p>
          </table:table-cell>
          <table:table-cell table:style-name="ce1" office:value-type="string" calcext:value-type="string">
            <text:p>時間</text:p>
          </table:table-cell>
          <table:table-cell table:style-name="ce1" office:value-type="string" calcext:value-type="string">
            <text:p>None</text:p>
          </table:table-cell>
          <table:table-cell table:number-columns-repeated="56"/>
        </table:table-row>
        <table:table-row table:style-name="ro64">
          <table:table-cell table:style-name="ce1" office:value-type="string" calcext:value-type="string">
            <text:p>TCチーム内の振り返り会</text:p>
          </table:table-cell>
          <table:table-cell table:style-name="ce1" office:value-type="string" calcext:value-type="string">
            <text:p>選考会後</text:p>
          </table:table-cell>
          <table:table-cell table:style-name="ce1" office:value-type="string" calcext:value-type="string">
            <text:p>Xseeds管理者</text:p>
          </table:table-cell>
          <table:table-cell table:style-name="ce1" office:value-type="string" calcext:value-type="string">
            <text:p>選考会準備、実施中の課題をまとめ、対策を出す</text:p>
            <text:p>参考URL：</text:p>
            <text:p>https://docs.google.com/spreadsheets/d/1KTShh6UwoT672KET3Rj6MM2-FBV-fMmEjeRGU49uAEA/edit#gid=1730299274</text:p>
          </table:table-cell>
          <table:table-cell table:style-name="ce4"/>
          <table:table-cell table:style-name="ce1" office:value-type="float" office:value="2" calcext:value-type="float">
            <text:p>2</text:p>
          </table:table-cell>
          <table:table-cell table:style-name="ce1" office:value-type="string" calcext:value-type="string">
            <text:p>時間</text:p>
          </table:table-cell>
          <table:table-cell table:style-name="ce1" office:value-type="string" calcext:value-type="string">
            <text:p>None</text:p>
          </table:table-cell>
          <table:table-cell table:number-columns-repeated="56"/>
        </table:table-row>
        <table:table-row table:style-name="ro13">
          <table:table-cell table:style-name="ce1" office:value-type="string" calcext:value-type="string">
            <text:p>2次選考_企業側関係者に連絡</text:p>
          </table:table-cell>
          <table:table-cell table:style-name="ce1" office:value-type="string" calcext:value-type="string">
            <text:p>選考会後</text:p>
          </table:table-cell>
          <table:table-cell table:style-name="ce1" office:value-type="string" calcext:value-type="string">
            <text:p>企業担当者</text:p>
          </table:table-cell>
          <table:table-cell table:style-name="ce1" office:value-type="string" calcext:value-type="string">
            <text:p>2次選考_選考終了の2日後企業側関係者に連絡をする</text:p>
            <text:p>　選考結果を面接実施日から3日以内に確定しSun*に共有するようリマインドする</text:p>
            <text:p>※3日以内に決定できない場合は延長可能だが、他社に対して不利になることを理解してもらった　</text:p>
          </table:table-cell>
          <table:table-cell table:style-name="ce4"/>
          <table:table-cell table:style-name="ce1" office:value-type="float" office:value="0.5" calcext:value-type="float">
            <text:p>0.5</text:p>
          </table:table-cell>
          <table:table-cell table:style-name="ce1" office:value-type="string" calcext:value-type="string">
            <text:p>時間</text:p>
          </table:table-cell>
          <table:table-cell table:style-name="ce1" office:value-type="string" calcext:value-type="string">
            <text:p>企業数</text:p>
          </table:table-cell>
          <table:table-cell table:number-columns-repeated="56"/>
        </table:table-row>
        <table:table-row table:style-name="ro3">
          <table:table-cell table:style-name="ce1" office:value-type="string" calcext:value-type="string">
            <text:p>2次選考の結果（通過者と通過理由）をSCPに入力</text:p>
          </table:table-cell>
          <table:table-cell table:style-name="ce1" office:value-type="string" calcext:value-type="string">
            <text:p>選考会後</text:p>
          </table:table-cell>
          <table:table-cell table:style-name="ce1" office:value-type="string" calcext:value-type="string">
            <text:p>企業担当者</text:p>
          </table:table-cell>
          <table:table-cell table:style-name="ce1" office:value-type="string" calcext:value-type="string">
            <text:p>2次選考_選考終了の3日後2次選考の結果（通過者と通過理由）をSCPに入力してもらう</text:p>
            <text:p>　・2次選考の結果（通過者と通過理由）が決定する</text:p>
            <text:p>・上記情報がSCPに入力されている　</text:p>
          </table:table-cell>
          <table:table-cell table:style-name="ce4"/>
          <table:table-cell table:style-name="ce1" office:value-type="float" office:value="0.25" calcext:value-type="float">
            <text:p>0.25</text:p>
          </table:table-cell>
          <table:table-cell table:style-name="ce1" office:value-type="string" calcext:value-type="string">
            <text:p>時間</text:p>
          </table:table-cell>
          <table:table-cell table:style-name="ce1" office:value-type="string" calcext:value-type="string">
            <text:p>学生数</text:p>
          </table:table-cell>
          <table:table-cell table:number-columns-repeated="56"/>
        </table:table-row>
        <table:table-row table:style-name="ro27">
          <table:table-cell table:style-name="ce1" office:value-type="string" calcext:value-type="string">
            <text:p>学生の内定承諾結果を企業側関係者に通達</text:p>
          </table:table-cell>
          <table:table-cell table:style-name="ce1" office:value-type="string" calcext:value-type="string">
            <text:p>選考会後</text:p>
          </table:table-cell>
          <table:table-cell table:style-name="ce1" office:value-type="string" calcext:value-type="string">
            <text:p>企業担当者</text:p>
          </table:table-cell>
          <table:table-cell table:style-name="ce1" office:value-type="string" calcext:value-type="string">
            <text:p>2次選考_選考終了の6日後学生の内定承諾結果を企業側関係者に通達する</text:p>
            <text:p>企業側関係者が選考終了を宣言する</text:p>
          </table:table-cell>
          <table:table-cell table:style-name="ce4"/>
          <table:table-cell table:style-name="ce1" office:value-type="float" office:value="0.5" calcext:value-type="float">
            <text:p>0.5</text:p>
          </table:table-cell>
          <table:table-cell table:style-name="ce1" office:value-type="string" calcext:value-type="string">
            <text:p>時間</text:p>
          </table:table-cell>
          <table:table-cell table:style-name="ce1" office:value-type="string" calcext:value-type="string">
            <text:p>企業数</text:p>
          </table:table-cell>
          <table:table-cell table:number-columns-repeated="56"/>
        </table:table-row>
        <table:table-row table:style-name="ro68" table:number-rows-repeated="6">
          <table:table-cell table:style-name="ce18"/>
          <table:table-cell table:style-name="ce20"/>
          <table:table-cell table:style-name="ce18" table:number-columns-repeated="3"/>
          <table:table-cell table:style-name="ce16" table:number-columns-repeated="3"/>
          <table:table-cell table:number-columns-repeated="56"/>
        </table:table-row>
        <table:table-row table:style-name="ro68" table:number-rows-repeated="844">
          <table:table-cell table:style-name="ce18"/>
          <table:table-cell/>
          <table:table-cell table:style-name="ce18" table:number-columns-repeated="3"/>
          <table:table-cell table:style-name="ce16" table:number-columns-repeated="3"/>
          <table:table-cell table:number-columns-repeated="56"/>
        </table:table-row>
        <table:table-row table:style-name="ro69" table:number-rows-repeated="1047637">
          <table:table-cell table:number-columns-repeated="64"/>
        </table:table-row>
        <table:table-row table:style-name="ro70">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15">00/00/0000</text:date>, <text:time style:data-style-name="N2" text:time-value="15:35:00.48675170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1T12:14:12.121820691</meta:creation-date>
    <dc:date>2022-04-15T15:35:15.649751638</dc:date>
    <meta:editing-duration>PT2H30M32S</meta:editing-duration>
    <meta:editing-cycles>39</meta:editing-cycles>
    <meta:generator>LibreOffice/6.4.7.2$Linux_X86_64 LibreOffice_project/40$Build-2</meta:generator>
    <meta:document-statistic meta:table-count="1" meta:cell-count="652" meta:object-count="0"/>
  </office:meta>
</office:document-meta>
</file>